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11266a" style:font-name-asian="Nimbus Mono L" style:font-size-asian="9pt" style:font-style-asian="normal" style:font-weight-asian="normal" loext:padding="0cm" loext:border="none"/>
    </style:style>
    <style:style style:name="P2" style:family="paragraph" style:parent-style-name="Preformatted_20_Text">
      <style:text-properties style:font-name="Nimbus Mono L" officeooo:rsid="0007e423" officeooo:paragraph-rsid="0011266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2c7a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5d06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7041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91d73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a0009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cde01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214d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4301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a4a9b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c3b6a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e83de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212b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56ce1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7c2fc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c2373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0a33b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20d19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561a0c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591933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5edb38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24d7f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33a9d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74b64c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76d418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781e33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7c6429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7e3f08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8037ed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852697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8752ef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b08ca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9514c4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98caa5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9b61c1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c91cf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a342ec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a5d169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a8e0da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a94b3b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a9a5c2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ac35c5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ac6f47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af5bd6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b0a919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b0f5aa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b68711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bbe13b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bdf9fe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bfd075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c28736" style:font-name-asian="Nimbus Mono L"/>
    </style:style>
    <style:style style:name="P53" style:family="paragraph" style:parent-style-name="Preformatted_20_Text">
      <style:text-properties style:font-name="Nimbus Mono L" officeooo:rsid="0007e423" officeooo:paragraph-rsid="00c511cf" style:font-name-asian="Nimbus Mono L"/>
    </style:style>
    <style:style style:name="P54" style:family="paragraph" style:parent-style-name="Preformatted_20_Text">
      <style:text-properties style:font-name="Nimbus Mono L" officeooo:rsid="0007e423" officeooo:paragraph-rsid="00c68898" style:font-name-asian="Nimbus Mono L"/>
    </style:style>
    <style:style style:name="P55" style:family="paragraph" style:parent-style-name="Preformatted_20_Text">
      <style:text-properties style:font-name="Nimbus Mono L" officeooo:rsid="0007e423" officeooo:paragraph-rsid="00ca1880" style:font-name-asian="Nimbus Mono L"/>
    </style:style>
    <style:style style:name="P56" style:family="paragraph" style:parent-style-name="Preformatted_20_Text">
      <style:text-properties style:font-name="Nimbus Mono L" officeooo:rsid="0007e423" officeooo:paragraph-rsid="00cd86a9" style:font-name-asian="Nimbus Mono L"/>
    </style:style>
    <style:style style:name="P57" style:family="paragraph" style:parent-style-name="Preformatted_20_Text">
      <style:text-properties style:font-name="Nimbus Mono L" officeooo:rsid="0007e423" officeooo:paragraph-rsid="00d1bb26" style:font-name-asian="Nimbus Mono L"/>
    </style:style>
    <style:style style:name="P58" style:family="paragraph" style:parent-style-name="Preformatted_20_Text">
      <style:text-properties style:font-name="Nimbus Mono L" officeooo:rsid="0007e423" officeooo:paragraph-rsid="00d31583" style:font-name-asian="Nimbus Mono L"/>
    </style:style>
    <style:style style:name="P59" style:family="paragraph" style:parent-style-name="Preformatted_20_Text">
      <style:text-properties style:font-name="Nimbus Mono L" officeooo:rsid="0007e423" officeooo:paragraph-rsid="00d329f1" style:font-name-asian="Nimbus Mono L"/>
    </style:style>
    <style:style style:name="P60" style:family="paragraph" style:parent-style-name="Preformatted_20_Text">
      <style:text-properties style:font-name="Nimbus Mono L" officeooo:rsid="0007e423" officeooo:paragraph-rsid="00dabf25" style:font-name-asian="Nimbus Mono L"/>
    </style:style>
    <style:style style:name="P61" style:family="paragraph" style:parent-style-name="Preformatted_20_Text">
      <style:text-properties style:font-name="Nimbus Mono L" officeooo:rsid="0007e423" officeooo:paragraph-rsid="00dc92ee" style:font-name-asian="Nimbus Mono L"/>
    </style:style>
    <style:style style:name="P62" style:family="paragraph" style:parent-style-name="Preformatted_20_Text">
      <style:text-properties style:font-name="Nimbus Mono L" officeooo:rsid="0007e423" officeooo:paragraph-rsid="00e1f49d" style:font-name-asian="Nimbus Mono L"/>
    </style:style>
    <style:style style:name="P63" style:family="paragraph" style:parent-style-name="Preformatted_20_Text">
      <style:text-properties style:font-name="Nimbus Mono L" officeooo:rsid="0007e423" officeooo:paragraph-rsid="00eeb8fe" style:font-name-asian="Nimbus Mono L"/>
    </style:style>
    <style:style style:name="P64" style:family="paragraph" style:parent-style-name="Preformatted_20_Text">
      <style:text-properties style:font-name="Nimbus Mono L" officeooo:rsid="0007e423" officeooo:paragraph-rsid="00f13d4e" style:font-name-asian="Nimbus Mono L"/>
    </style:style>
    <style:style style:name="P65" style:family="paragraph" style:parent-style-name="Preformatted_20_Text">
      <style:text-properties style:font-name="Nimbus Mono L" officeooo:rsid="0007e423" officeooo:paragraph-rsid="00f15028" style:font-name-asian="Nimbus Mono L"/>
    </style:style>
    <style:style style:name="P66" style:family="paragraph" style:parent-style-name="Preformatted_20_Text">
      <style:text-properties style:font-name="Nimbus Mono L" officeooo:rsid="0007e423" officeooo:paragraph-rsid="00f2a532" style:font-name-asian="Nimbus Mono L"/>
    </style:style>
    <style:style style:name="P67" style:family="paragraph" style:parent-style-name="Preformatted_20_Text">
      <style:text-properties style:font-name="Nimbus Mono L" officeooo:rsid="0007e423" officeooo:paragraph-rsid="00f4203a" style:font-name-asian="Nimbus Mono L"/>
    </style:style>
    <style:style style:name="P68" style:family="paragraph" style:parent-style-name="Preformatted_20_Text">
      <style:text-properties style:font-name="Nimbus Mono L" officeooo:rsid="0007e423" officeooo:paragraph-rsid="00f61dee" style:font-name-asian="Nimbus Mono L"/>
    </style:style>
    <style:style style:name="P69" style:family="paragraph" style:parent-style-name="Preformatted_20_Text">
      <style:text-properties style:font-name="Nimbus Mono L" officeooo:rsid="0007e423" officeooo:paragraph-rsid="00f7b722" style:font-name-asian="Nimbus Mono L"/>
    </style:style>
    <style:style style:name="P70" style:family="paragraph" style:parent-style-name="Preformatted_20_Text">
      <style:text-properties style:font-name="Nimbus Mono L" officeooo:rsid="0007e423" officeooo:paragraph-rsid="00f91416" style:font-name-asian="Nimbus Mono L"/>
    </style:style>
    <style:style style:name="P71" style:family="paragraph" style:parent-style-name="Preformatted_20_Text">
      <style:text-properties style:font-name="Nimbus Mono L" officeooo:rsid="0007e423" officeooo:paragraph-rsid="01008a6c" style:font-name-asian="Nimbus Mono L"/>
    </style:style>
    <style:style style:name="P72" style:family="paragraph" style:parent-style-name="Preformatted_20_Text">
      <style:text-properties style:font-name="Nimbus Mono L" officeooo:rsid="0007e423" officeooo:paragraph-rsid="01021c9c" style:font-name-asian="Nimbus Mono L"/>
    </style:style>
    <style:style style:name="P73" style:family="paragraph" style:parent-style-name="Preformatted_20_Text">
      <style:text-properties style:font-name="Nimbus Mono L" officeooo:rsid="0007e423" officeooo:paragraph-rsid="01053890" style:font-name-asian="Nimbus Mono L"/>
    </style:style>
    <style:style style:name="P74" style:family="paragraph" style:parent-style-name="Preformatted_20_Text">
      <style:text-properties style:font-name="Nimbus Mono L" officeooo:rsid="0007e423" officeooo:paragraph-rsid="01056b7e" style:font-name-asian="Nimbus Mono L"/>
    </style:style>
    <style:style style:name="P75" style:family="paragraph" style:parent-style-name="Preformatted_20_Text">
      <style:text-properties style:font-name="Nimbus Mono L" officeooo:paragraph-rsid="0011266a" style:font-name-asian="Nimbus Mono L"/>
    </style:style>
    <style:style style:name="P76" style:family="paragraph" style:parent-style-name="Preformatted_20_Text">
      <style:text-properties style:font-name="Nimbus Mono L" officeooo:paragraph-rsid="00f9f227"/>
    </style:style>
    <style:style style:name="P77" style:family="paragraph" style:parent-style-name="Preformatted_20_Text">
      <style:text-properties officeooo:paragraph-rsid="01056b7e"/>
    </style:style>
    <style:style style:name="P78" style:family="paragraph" style:parent-style-name="Standard">
      <style:text-properties style:font-name="Nimbus Mono L" officeooo:rsid="0014c351" officeooo:paragraph-rsid="0011266a" style:font-name-asian="Nimbus Mono L"/>
    </style:style>
    <style:style style:name="P79" style:family="paragraph" style:parent-style-name="Standard">
      <style:text-properties style:font-name="Nimbus Mono L" officeooo:rsid="0007e423" officeooo:paragraph-rsid="00dabf25" style:font-name-asian="Nimbus Mono L"/>
    </style:style>
    <style:style style:name="P80" style:family="paragraph" style:parent-style-name="Text_20_body">
      <style:text-properties officeooo:paragraph-rsid="00674422"/>
    </style:style>
    <style:style style:name="P81" style:family="paragraph" style:parent-style-name="Text_20_body">
      <style:text-properties style:font-name="Nimbus Mono L" officeooo:rsid="0007e423" officeooo:paragraph-rsid="01056b7e" style:font-name-asian="Nimbus Mono L"/>
    </style:style>
    <style:style style:name="P82" style:family="paragraph" style:parent-style-name="Text_20_body">
      <style:text-properties officeooo:paragraph-rsid="01056b7e"/>
    </style:style>
    <style:style style:name="P83" style:family="paragraph" style:parent-style-name="Standard">
      <style:text-properties style:font-name="Nimbus Mono L" officeooo:rsid="0007e423" officeooo:paragraph-rsid="010e8437" fo:background-color="#ff3333" style:font-name-asian="Nimbus Mono L"/>
    </style:style>
    <style:style style:name="P84" style:family="paragraph" style:parent-style-name="Standard">
      <style:text-properties style:font-name="Nimbus Mono L" officeooo:rsid="0007e423" officeooo:paragraph-rsid="0117b684" style:font-name-asian="Nimbus Mono L"/>
    </style:style>
    <style:style style:name="P85" style:family="paragraph" style:parent-style-name="Preformatted_20_Text">
      <style:text-properties style:font-name="Nimbus Mono L" officeooo:rsid="0007e423" officeooo:paragraph-rsid="0110749f" style:font-name-asian="Nimbus Mono L"/>
    </style:style>
    <style:style style:name="P86" style:family="paragraph" style:parent-style-name="Preformatted_20_Text">
      <style:text-properties style:font-name="Nimbus Mono L" officeooo:rsid="0007e423" officeooo:paragraph-rsid="001cde01" style:font-name-asian="Nimbus Mono L"/>
    </style:style>
    <style:style style:name="P87" style:family="paragraph" style:parent-style-name="Preformatted_20_Text">
      <style:text-properties style:font-name="Nimbus Mono L" officeooo:rsid="0007e423" officeooo:paragraph-rsid="0114a548" style:font-name-asian="Nimbus Mono L"/>
    </style:style>
    <style:style style:name="P88" style:family="paragraph" style:parent-style-name="Preformatted_20_Text">
      <style:text-properties style:font-name="Nimbus Mono L" officeooo:rsid="0007e423" officeooo:paragraph-rsid="0117b684" style:font-name-asian="Nimbus Mono L"/>
    </style:style>
    <style:style style:name="P89" style:family="paragraph" style:parent-style-name="Preformatted_20_Text">
      <style:text-properties style:font-name="Nimbus Mono L" officeooo:rsid="0007e423" officeooo:paragraph-rsid="011a0aaa" style:font-name-asian="Nimbus Mono L"/>
    </style:style>
    <style:style style:name="P90" style:family="paragraph" style:parent-style-name="Preformatted_20_Text">
      <style:text-properties style:font-name="Nimbus Mono L" officeooo:rsid="0007e423" officeooo:paragraph-rsid="011a0b80" style:font-name-asian="Nimbus Mono L"/>
    </style:style>
    <style:style style:name="P91" style:family="paragraph" style:parent-style-name="Preformatted_20_Text">
      <style:text-properties style:font-name="Nimbus Mono L" officeooo:rsid="0007e423" officeooo:paragraph-rsid="011f5958" style:font-name-asian="Nimbus Mono L"/>
    </style:style>
    <style:style style:name="P92" style:family="paragraph" style:parent-style-name="Preformatted_20_Text">
      <style:text-properties style:font-name="Nimbus Mono L" officeooo:rsid="0007e423" officeooo:paragraph-rsid="0011266a" style:font-name-asian="Nimbus Mono L"/>
    </style:style>
    <style:style style:name="P93" style:family="paragraph" style:parent-style-name="Preformatted_20_Text">
      <style:text-properties style:font-name="Nimbus Mono L" officeooo:rsid="0007e423" officeooo:paragraph-rsid="0120c7b6" style:font-name-asian="Nimbus Mono L"/>
    </style:style>
    <style:style style:name="P94" style:family="paragraph" style:parent-style-name="Preformatted_20_Text">
      <style:text-properties style:font-name="Nimbus Mono L" officeooo:rsid="0007e423" officeooo:paragraph-rsid="01221366" style:font-name-asian="Nimbus Mono L"/>
    </style:style>
    <style:style style:name="P95" style:family="paragraph" style:parent-style-name="Preformatted_20_Text">
      <style:text-properties style:font-name="Nimbus Mono L" officeooo:rsid="0007e423" officeooo:paragraph-rsid="0124d73e" style:font-name-asian="Nimbus Mono L"/>
    </style:style>
    <style:style style:name="P96" style:family="paragraph" style:parent-style-name="Preformatted_20_Text">
      <style:text-properties style:font-name="Nimbus Mono L" officeooo:rsid="0007e423" officeooo:paragraph-rsid="0125a48a" style:font-name-asian="Nimbus Mono L"/>
    </style:style>
    <style:style style:name="P97" style:family="paragraph" style:parent-style-name="Preformatted_20_Text">
      <style:text-properties style:font-name="Nimbus Mono L" officeooo:rsid="0007e423" officeooo:paragraph-rsid="0127f17c" style:font-name-asian="Nimbus Mono L"/>
    </style:style>
    <style:style style:name="P98" style:family="paragraph" style:parent-style-name="Preformatted_20_Text">
      <style:text-properties style:font-name="Nimbus Mono L" officeooo:rsid="0007e423" officeooo:paragraph-rsid="0129a727" style:font-name-asian="Nimbus Mono L"/>
    </style:style>
    <style:style style:name="P99" style:family="paragraph" style:parent-style-name="Preformatted_20_Text">
      <style:text-properties style:font-name="Nimbus Mono L" officeooo:rsid="0007e423" officeooo:paragraph-rsid="012aa214" style:font-name-asian="Nimbus Mono L"/>
    </style:style>
    <style:style style:name="P100" style:family="paragraph" style:parent-style-name="Preformatted_20_Text">
      <style:text-properties style:font-name="Nimbus Mono L" officeooo:rsid="0007e423" officeooo:paragraph-rsid="00c68898" style:font-name-asian="Nimbus Mono L"/>
    </style:style>
    <style:style style:name="P101" style:family="paragraph" style:parent-style-name="Preformatted_20_Text">
      <style:text-properties style:font-name="Nimbus Mono L" officeooo:rsid="0007e423" officeooo:paragraph-rsid="012d9fec" style:font-name-asian="Nimbus Mono L"/>
    </style:style>
    <style:style style:name="P102" style:family="paragraph" style:parent-style-name="Preformatted_20_Text">
      <style:text-properties style:font-name="Nimbus Mono L" officeooo:rsid="0007e423" officeooo:paragraph-rsid="0132208c" style:font-name-asian="Nimbus Mono L"/>
    </style:style>
    <style:style style:name="P103" style:family="paragraph" style:parent-style-name="Preformatted_20_Text">
      <style:text-properties style:font-name="Nimbus Mono L" officeooo:rsid="0007e423" officeooo:paragraph-rsid="01342158" style:font-name-asian="Nimbus Mono L"/>
    </style:style>
    <style:style style:name="P104" style:family="paragraph" style:parent-style-name="Preformatted_20_Text">
      <style:text-properties style:font-name="Nimbus Mono L" officeooo:rsid="0007e423" officeooo:paragraph-rsid="00c511cf" style:font-name-asian="Nimbus Mono L"/>
    </style:style>
    <style:style style:name="P105" style:family="paragraph" style:parent-style-name="Preformatted_20_Text">
      <style:text-properties style:font-name="Nimbus Mono L" officeooo:rsid="0007e423" officeooo:paragraph-rsid="013808fb" style:font-name-asian="Nimbus Mono L"/>
    </style:style>
    <style:style style:name="P106" style:family="paragraph" style:parent-style-name="Preformatted_20_Text">
      <style:text-properties style:font-name="Nimbus Mono L" officeooo:rsid="0007e423" officeooo:paragraph-rsid="013d800c" style:font-name-asian="Nimbus Mono L"/>
    </style:style>
    <style:style style:name="P107" style:family="paragraph" style:parent-style-name="Preformatted_20_Text">
      <style:text-properties style:font-name="Nimbus Mono L" officeooo:rsid="0007e423" officeooo:paragraph-rsid="0141b353" style:font-name-asian="Nimbus Mono L"/>
    </style:style>
    <style:style style:name="P108" style:family="paragraph" style:parent-style-name="Preformatted_20_Text">
      <style:text-properties style:font-name="Nimbus Mono L" officeooo:rsid="0007e423" officeooo:paragraph-rsid="0144b298" style:font-name-asian="Nimbus Mono L"/>
    </style:style>
    <style:style style:name="P109" style:family="paragraph" style:parent-style-name="Preformatted_20_Text">
      <style:text-properties style:font-name="Nimbus Mono L" officeooo:rsid="0007e423" officeooo:paragraph-rsid="0144d6b1" style:font-name-asian="Nimbus Mono L"/>
    </style:style>
    <style:style style:name="P110" style:family="paragraph" style:parent-style-name="Preformatted_20_Text">
      <style:text-properties style:font-name="Nimbus Mono L" officeooo:rsid="0007e423" officeooo:paragraph-rsid="01465eb0" style:font-name-asian="Nimbus Mono L"/>
    </style:style>
    <style:style style:name="P111" style:family="paragraph" style:parent-style-name="Preformatted_20_Text">
      <style:text-properties style:font-name="Nimbus Mono L" officeooo:paragraph-rsid="0125a48a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b00f3"/>
    </style:style>
    <style:style style:name="T7" style:family="text">
      <style:text-properties officeooo:rsid="002781a0"/>
    </style:style>
    <style:style style:name="T8" style:family="text">
      <style:text-properties officeooo:rsid="0023e4bd"/>
    </style:style>
    <style:style style:name="T9" style:family="text">
      <style:text-properties officeooo:rsid="0007e423"/>
    </style:style>
    <style:style style:name="T10" style:family="text">
      <style:text-properties fo:color="#ff3333" officeooo:rsid="0007e423"/>
    </style:style>
    <style:style style:name="T11" style:family="text">
      <style:text-properties officeooo:rsid="003dad1f"/>
    </style:style>
    <style:style style:name="T12" style:family="text">
      <style:text-properties officeooo:rsid="0027b31e"/>
    </style:style>
    <style:style style:name="T13" style:family="text">
      <style:text-properties officeooo:rsid="003eab2b"/>
    </style:style>
    <style:style style:name="T14" style:family="text">
      <style:text-properties officeooo:rsid="00191d73"/>
    </style:style>
    <style:style style:name="T15" style:family="text">
      <style:text-properties officeooo:rsid="001a0009"/>
    </style:style>
    <style:style style:name="T16" style:family="text">
      <style:text-properties fo:background-color="#ff33ff" loext:char-shading-value="0"/>
    </style:style>
    <style:style style:name="T17" style:family="text">
      <style:text-properties officeooo:rsid="00323e4c" fo:background-color="#ff33ff" loext:char-shading-value="0"/>
    </style:style>
    <style:style style:name="T18" style:family="text">
      <style:text-properties officeooo:rsid="00c28736" fo:background-color="#ff33ff" loext:char-shading-value="0"/>
    </style:style>
    <style:style style:name="T19" style:family="text">
      <style:text-properties officeooo:rsid="00346192"/>
    </style:style>
    <style:style style:name="T20" style:family="text">
      <style:text-properties officeooo:rsid="0050a33b"/>
    </style:style>
    <style:style style:name="T21" style:family="text">
      <style:text-properties officeooo:rsid="0052a11f"/>
    </style:style>
    <style:style style:name="T22" style:family="text">
      <style:text-properties officeooo:rsid="00591933"/>
    </style:style>
    <style:style style:name="T23" style:family="text">
      <style:text-properties officeooo:rsid="00626a78"/>
    </style:style>
    <style:style style:name="T24" style:family="text">
      <style:text-properties style:font-name="Nimbus Mono L" officeooo:rsid="0007e423" style:font-name-asian="Nimbus Mono L"/>
    </style:style>
    <style:style style:name="T25" style:family="text">
      <style:text-properties style:font-name="Nimbus Mono L" officeooo:rsid="00674422" style:font-name-asian="Nimbus Mono L"/>
    </style:style>
    <style:style style:name="T26" style:family="text">
      <style:text-properties style:font-name="Nimbus Mono L" officeooo:rsid="006a8c59" style:font-name-asian="Nimbus Mono L"/>
    </style:style>
    <style:style style:name="T27" style:family="text">
      <style:text-properties style:font-name="Nimbus Mono L" officeooo:rsid="00346192" style:font-name-asian="Nimbus Mono L"/>
    </style:style>
    <style:style style:name="T28" style:family="text">
      <style:text-properties style:font-name="Nimbus Mono L" officeooo:rsid="006d19d8" style:font-name-asian="Nimbus Mono L"/>
    </style:style>
    <style:style style:name="T29" style:family="text">
      <style:text-properties style:font-name="Nimbus Mono L" officeooo:rsid="0106c364" style:font-name-asian="Nimbus Mono L"/>
    </style:style>
    <style:style style:name="T30" style:family="text">
      <style:text-properties officeooo:rsid="006a8c59"/>
    </style:style>
    <style:style style:name="T31" style:family="text">
      <style:text-properties officeooo:rsid="007c6429"/>
    </style:style>
    <style:style style:name="T32" style:family="text">
      <style:text-properties officeooo:rsid="008752ef"/>
    </style:style>
    <style:style style:name="T33" style:family="text">
      <style:text-properties officeooo:rsid="00b0f5aa"/>
    </style:style>
    <style:style style:name="T34" style:family="text">
      <style:text-properties officeooo:rsid="00c511cf"/>
    </style:style>
    <style:style style:name="T35" style:family="text">
      <style:text-properties officeooo:rsid="00c6676d"/>
    </style:style>
    <style:style style:name="T36" style:family="text">
      <style:text-properties officeooo:rsid="00cd86a9"/>
    </style:style>
    <style:style style:name="T37" style:family="text">
      <style:text-properties officeooo:rsid="00d1bb26"/>
    </style:style>
    <style:style style:name="T38" style:family="text">
      <style:text-properties officeooo:rsid="00d50ea8"/>
    </style:style>
    <style:style style:name="T39" style:family="text">
      <style:text-properties fo:background-color="#66ff66" loext:char-shading-value="0"/>
    </style:style>
    <style:style style:name="T40" style:family="text">
      <style:text-properties officeooo:rsid="00d31583" fo:background-color="#66ff66" loext:char-shading-value="0"/>
    </style:style>
    <style:style style:name="T41" style:family="text">
      <style:text-properties officeooo:rsid="00d329f1" fo:background-color="#66ff66" loext:char-shading-value="0"/>
    </style:style>
    <style:style style:name="T42" style:family="text">
      <style:text-properties officeooo:rsid="004c2373" fo:background-color="#66ff66" loext:char-shading-value="0"/>
    </style:style>
    <style:style style:name="T43" style:family="text">
      <style:text-properties officeooo:rsid="006fc4f7" fo:background-color="#66ff66" loext:char-shading-value="0"/>
    </style:style>
    <style:style style:name="T44" style:family="text">
      <style:text-properties officeooo:rsid="009c91cf" fo:background-color="#66ff66" loext:char-shading-value="0"/>
    </style:style>
    <style:style style:name="T45" style:family="text">
      <style:text-properties officeooo:rsid="00a8e0da" fo:background-color="#66ff66" loext:char-shading-value="0"/>
    </style:style>
    <style:style style:name="T46" style:family="text">
      <style:text-properties officeooo:rsid="00af5bd6" fo:background-color="#66ff66" loext:char-shading-value="0"/>
    </style:style>
    <style:style style:name="T47" style:family="text">
      <style:text-properties officeooo:rsid="00c28736" fo:background-color="#66ff66" loext:char-shading-value="0"/>
    </style:style>
    <style:style style:name="T48" style:family="text">
      <style:text-properties officeooo:rsid="00d8739a" fo:background-color="#66ff66" loext:char-shading-value="0"/>
    </style:style>
    <style:style style:name="T49" style:family="text">
      <style:text-properties officeooo:rsid="01073ecd" fo:background-color="#66ff66" loext:char-shading-value="0"/>
    </style:style>
    <style:style style:name="T50" style:family="text">
      <style:text-properties officeooo:rsid="00dabf25"/>
    </style:style>
    <style:style style:name="T51" style:family="text">
      <style:text-properties officeooo:rsid="00dbcf80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eeb8fe"/>
    </style:style>
    <style:style style:name="T54" style:family="text">
      <style:text-properties fo:color="#000000" style:font-name="DejaVu Sans Mono" fo:font-size="11.3999996185303pt"/>
    </style:style>
    <style:style style:name="T55" style:family="text">
      <style:text-properties officeooo:rsid="0007e423" style:font-name-asian="Nimbus Mono L"/>
    </style:style>
    <style:style style:name="T56" style:family="text">
      <style:text-properties officeooo:rsid="003eab2b" style:font-name-asian="Nimbus Mono L"/>
    </style:style>
    <style:style style:name="T57" style:family="text">
      <style:text-properties officeooo:rsid="0023e4bd" style:font-name-asian="Nimbus Mono L"/>
    </style:style>
    <style:style style:name="T58" style:family="text">
      <style:text-properties officeooo:rsid="01221366" style:font-name-asian="Nimbus Mono L"/>
    </style:style>
    <style:style style:name="T59" style:family="text">
      <style:text-properties officeooo:rsid="0027b31e" style:font-name-asian="Nimbus Mono L"/>
    </style:style>
    <style:style style:name="T60" style:family="text">
      <style:text-properties officeooo:rsid="00fdfe9e"/>
    </style:style>
    <style:style style:name="T61" style:family="text">
      <style:text-properties officeooo:rsid="01008a6c"/>
    </style:style>
    <style:style style:name="T62" style:family="text">
      <style:text-properties officeooo:rsid="01053890"/>
    </style:style>
    <style:style style:name="T63" style:family="text">
      <style:text-properties officeooo:rsid="0106c364"/>
    </style:style>
    <style:style style:name="T64" style:family="text">
      <style:text-properties officeooo:rsid="010791de"/>
    </style:style>
    <style:style style:name="T65" style:family="text">
      <style:text-properties officeooo:rsid="010e8437"/>
    </style:style>
    <style:style style:name="T66" style:family="text">
      <style:text-properties officeooo:rsid="0110749f"/>
    </style:style>
    <style:style style:name="T67" style:family="text">
      <style:text-properties officeooo:rsid="0114a548"/>
    </style:style>
    <style:style style:name="T68" style:family="text">
      <style:text-properties officeooo:rsid="0117b684"/>
    </style:style>
    <style:style style:name="T69" style:family="text">
      <style:text-properties officeooo:rsid="011a0aaa"/>
    </style:style>
    <style:style style:name="T70" style:family="text">
      <style:text-properties officeooo:rsid="011a0b80"/>
    </style:style>
    <style:style style:name="T71" style:family="text">
      <style:text-properties officeooo:rsid="011f5958"/>
    </style:style>
    <style:style style:name="T72" style:family="text">
      <style:text-properties officeooo:rsid="0120c7b6"/>
    </style:style>
    <style:style style:name="T73" style:family="text">
      <style:text-properties officeooo:rsid="01221366"/>
    </style:style>
    <style:style style:name="T74" style:family="text">
      <style:text-properties officeooo:rsid="0125a48a"/>
    </style:style>
    <style:style style:name="T75" style:family="text">
      <style:text-properties fo:font-variant="normal" fo:text-transform="none" fo:color="#333333" fo:font-size="13.5pt" fo:letter-spacing="normal" fo:font-style="normal" fo:font-weight="normal" officeooo:rsid="0125a48a" style:font-name-asian="Nimbus Mono L"/>
    </style:style>
    <style:style style:name="T76" style:family="text">
      <style:text-properties officeooo:rsid="0127f17c"/>
    </style:style>
    <style:style style:name="T77" style:family="text">
      <style:text-properties officeooo:rsid="0129a727"/>
    </style:style>
    <style:style style:name="T78" style:family="text">
      <style:text-properties officeooo:rsid="012aa214"/>
    </style:style>
    <style:style style:name="T79" style:family="text">
      <style:text-properties officeooo:rsid="012d11d8"/>
    </style:style>
    <style:style style:name="T80" style:family="text">
      <style:text-properties officeooo:rsid="012d9fec"/>
    </style:style>
    <style:style style:name="T81" style:family="text">
      <style:text-properties officeooo:rsid="012ef4c5"/>
    </style:style>
    <style:style style:name="T82" style:family="text">
      <style:text-properties officeooo:rsid="0135ba96"/>
    </style:style>
    <style:style style:name="T83" style:family="text">
      <style:text-properties officeooo:rsid="013a937f"/>
    </style:style>
    <style:style style:name="T84" style:family="text">
      <style:text-properties officeooo:rsid="0141b353"/>
    </style:style>
    <style:style style:name="T85" style:family="text">
      <style:text-properties officeooo:rsid="0144d6b1"/>
    </style:style>
    <style:style style:name="T86" style:family="text">
      <style:text-properties officeooo:rsid="01465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作者：夏志丽 </text:p>
      <text:p text:style-name="P83">模块名：资金方 <text:span text:style-name="T65">moneyside</text:span></text:p>
      <text:p text:style-name="P3"><text:tab/><text:span text:style-name="T16">导航下拉名_1:吸收资金</text:span></text:p>
      <text:p text:style-name="P3"><text:tab/><text:tab/><text:span text:style-name="T39">导航名_1:资金进入申请</text:span></text:p>
      <text:p text:style-name="P85"><text:tab/><text:tab/><text:tab/>功能名字_1:列表 <text:s/>功能类型: <text:s/><text:span text:style-name="T66">fundentry/v1/list</text:span></text:p>
      <text:p text:style-name="P2"><text:tab/><text:tab/><text:tab/><text:tab/><text:bookmark-start text:name="__DdeLink__2767_1487808094"/>字段名称_<text:span text:style-name="T1">1</text:span>:申请人</text:p>
      <text:p text:style-name="P4"><text:tab/><text:tab/><text:tab/><text:tab/>字段名称_<text:span text:style-name="T1">2</text:span>:资金进入方式 <text:s/></text:p>
      <text:p text:style-name="P4"><text:tab/><text:tab/><text:tab/><text:tab/>字段名称_<text:span text:style-name="T4">3</text:span>:资金进入时间</text:p>
      <text:p text:style-name="P4"><text:tab/><text:tab/><text:tab/><text:tab/>字段名称_<text:span text:style-name="T4">4</text:span>:金额</text:p>
      <text:p text:style-name="P4"><text:tab/><text:tab/><text:tab/><text:tab/>字段名称_<text:span text:style-name="T5">5</text:span>:打款账户名</text:p>
      <text:p text:style-name="P4"><text:tab/><text:tab/><text:tab/><text:tab/>字段名称_<text:span text:style-name="T5">6</text:span>:打款账号</text:p>
      <text:p text:style-name="P4"><text:tab/><text:tab/><text:tab/><text:tab/>字段名称_<text:span text:style-name="T5">7</text:span>:确认人</text:p>
      <text:p text:style-name="P4"><text:tab/><text:tab/><text:tab/><text:tab/>字段名称_<text:span text:style-name="T5">8</text:span>:确认情况</text:p>
      <text:p text:style-name="P56"><text:tab/><text:tab/><text:tab/><text:tab/>字段名称_<text:span text:style-name="T36">9</text:span>:是否通过<text:bookmark-end text:name="__DdeLink__2767_1487808094"/></text:p>
      <text:p text:style-name="P4"><text:tab/><text:tab/><text:tab/><text:tab/></text:p>
      <text:p text:style-name="P85"><text:tab/><text:tab/><text:tab/>功能名字_<text:span text:style-name="T2">2</text:span>:添加 <text:s/>功能类型: <text:span text:style-name="T66">fundentry/v1/add</text:span></text:p>
      <text:p text:style-name="P5"><text:tab/><text:tab/><text:tab/><text:tab/>字段名称_<text:span text:style-name="T1">1</text:span>:申请人 <text:s text:c="6"/>标签类型：文本框 必填</text:p>
      <text:p text:style-name="P5"><text:tab/><text:tab/><text:tab/><text:tab/>字段名称_<text:span text:style-name="T1">2</text:span>:资金进入方式 <text:s/>标签类型：下拉（一次定投/定期定投/非定期定投） <text:s/>必填</text:p>
      <text:p text:style-name="P5"><text:tab/><text:tab/><text:tab/><text:tab/>字段名称_<text:span text:style-name="T4">3</text:span>:资金进入时间 <text:s text:c="2"/>标签类型：日期框 必填</text:p>
      <text:p text:style-name="P5"><text:tab/><text:tab/><text:tab/><text:tab/>字段名称_<text:span text:style-name="T4">4</text:span>:金额 <text:s text:c="9"/>标签类型：数值框 必填</text:p>
      <text:p text:style-name="P5"><text:tab/><text:tab/><text:tab/><text:tab/>字段名称_<text:span text:style-name="T5">5</text:span>:打款账户名 <text:s text:c="4"/>标签类型：文本框 必填 </text:p>
      <text:p text:style-name="P5"><text:tab/><text:tab/><text:tab/><text:tab/>字段名称_<text:span text:style-name="T5">6</text:span>:打款账号 <text:s text:c="6"/>标签类型：文本框 必填</text:p>
      <text:p text:style-name="P2"/>
      <text:p text:style-name="P85"><text:tab/><text:tab/><text:tab/>功能名字_<text:span text:style-name="T2">3</text:span>:编辑 <text:s/>功能类型: <text:span text:style-name="T66">fundentry/v1/edit</text:span></text:p>
      <text:p text:style-name="P11"><text:tab/><text:tab/><text:tab/><text:tab/>字段名称_<text:span text:style-name="T1">1</text:span>:申请人 <text:s text:c="6"/>标签类型：文本框 必填</text:p>
      <text:p text:style-name="P11"><text:tab/><text:tab/><text:tab/><text:tab/>字段名称_<text:span text:style-name="T1">2</text:span>:资金进入方式 <text:s/>标签类型：下拉（一次定投/定期定投/非定期定投） <text:s/>必填</text:p>
      <text:p text:style-name="P11"><text:tab/><text:tab/><text:tab/><text:tab/>字段名称_<text:span text:style-name="T4">3</text:span>:资金进入时间 <text:s text:c="2"/>标签类型：日期框 必填</text:p>
      <text:p text:style-name="P11"><text:tab/><text:tab/><text:tab/><text:tab/>字段名称_<text:span text:style-name="T4">4</text:span>:金额 <text:s text:c="9"/>标签类型：数值框 必填</text:p>
      <text:p text:style-name="P11"><text:tab/><text:tab/><text:tab/><text:tab/>字段名称_<text:span text:style-name="T5">5</text:span>:打款账户名 <text:s text:c="4"/>标签类型：文本框 必填 </text:p>
      <text:p text:style-name="P11"><text:tab/><text:tab/><text:tab/><text:tab/>字段名称_<text:span text:style-name="T5">6</text:span>:打款账号 <text:s text:c="6"/>标签类型：文本框 必填</text:p>
      <text:p text:style-name="P11"/>
      <text:p text:style-name="P2"/>
      <text:p text:style-name="P85"><text:tab/><text:tab/><text:tab/>功能名字_<text:span text:style-name="T2">4</text:span>:删除 <text:s/>功能类型:删除 <text:s/><text:span text:style-name="T66">fundentry/v1/delete/{id}</text:span></text:p>
      <text:p text:style-name="P85"><text:tab/><text:tab/><text:tab/>功能名字_<text:span text:style-name="T14">5</text:span>:审核 <text:s/>功能类型: <text:s text:c="2"/><text:span text:style-name="T66">fundentry/v1/audit</text:span></text:p>
      <text:p text:style-name="P7"><text:tab/><text:tab/><text:tab/><text:tab/>字段名称_<text:span text:style-name="T15">1</text:span>:确认人</text:p>
      <text:p text:style-name="P7"><text:tab/><text:tab/><text:tab/><text:tab/>字段名称_<text:span text:style-name="T15">2</text:span>:确认情况</text:p>
      <text:p text:style-name="P57"><text:tab/><text:tab/><text:tab/><text:tab/>字段名称_<text:span text:style-name="T37">3</text:span>:是否通过</text:p>
      <text:p text:style-name="P7"/>
      <text:p text:style-name="P88"><text:tab/><text:tab/><text:tab/>功能名字_<text:span text:style-name="T14">6</text:span>:申请人汇总 <text:s/>功能类型:<text:span text:style-name="T68">fundentry/v1/investor</text:span></text:p>
      <text:p text:style-name="P6"><text:tab/><text:tab/><text:tab/><text:tab/></text:p>
      <text:p text:style-name="P8"><text:tab/><text:tab/><text:tab/><text:tab/>字段名称_<text:span text:style-name="T1">1</text:span>:申请人</text:p>
      <text:p text:style-name="P8"><text:tab/><text:tab/><text:tab/><text:tab/>字段名称_<text:span text:style-name="T1">2</text:span>:资金进入方式 <text:s/></text:p>
      <text:p text:style-name="P8"><text:tab/><text:tab/><text:tab/><text:tab/>字段名称_<text:span text:style-name="T4">3</text:span>:资金进入时间</text:p>
      <text:p text:style-name="P8"><text:tab/><text:tab/><text:tab/><text:tab/>字段名称_<text:span text:style-name="T4">4</text:span>:金额</text:p>
      <text:p text:style-name="P88"><text:tab/><text:tab/><text:tab/>功能名字_<text:span text:style-name="T67">7</text:span>:资金进入方式 汇总 <text:s/>功能类型: <text:span text:style-name="T68">fundentry/v1/accessCollect</text:span></text:p>
      <text:p text:style-name="P87"><text:tab/><text:tab/><text:tab/><text:tab/></text:p>
      <text:p text:style-name="P87"><text:tab/><text:tab/><text:tab/><text:tab/>字段名称_<text:span text:style-name="T1">1</text:span>:申请人</text:p>
      <text:p text:style-name="P87"><text:tab/><text:tab/><text:tab/><text:tab/>字段名称_<text:span text:style-name="T1">2</text:span>:资金进入方式 <text:s/></text:p>
      <text:p text:style-name="P87"><text:tab/><text:tab/><text:tab/><text:tab/>字段名称_<text:span text:style-name="T4">3</text:span>:资金进入时间</text:p>
      <text:p text:style-name="P87"><text:tab/><text:tab/><text:tab/><text:tab/>字段名称_<text:span text:style-name="T4">4</text:span>:金额</text:p>
      <text:p text:style-name="P84"><text:tab/><text:tab/><text:tab/>功能名字_<text:span text:style-name="T67">8</text:span>:资金进入时间汇总 <text:s/>功能类型:<text:span text:style-name="T68">fundentry/v1/timeCollect</text:span></text:p>
      <text:p text:style-name="P87"><text:tab/><text:tab/><text:tab/><text:tab/></text:p>
      <text:p text:style-name="P87"><text:tab/><text:tab/><text:tab/><text:tab/>字段名称_<text:span text:style-name="T1">1</text:span>:申请人</text:p>
      <text:p text:style-name="P87"><text:tab/><text:tab/><text:tab/><text:tab/>字段名称_<text:span text:style-name="T1">2</text:span>:资金进入方式 <text:s/></text:p>
      <text:p text:style-name="P87"><text:tab/><text:tab/><text:tab/><text:tab/>字段名称_<text:span text:style-name="T4">3</text:span>:资金进入时间</text:p>
      <text:p text:style-name="P87"><text:tab/><text:tab/><text:tab/><text:tab/>字段名称_<text:span text:style-name="T4">4</text:span>:金额</text:p>
      <text:p text:style-name="P8"/>
      <text:p text:style-name="P89"><text:tab/><text:tab/><text:tab/>功能名字_<text:span text:style-name="T68">9</text:span>:上传附件 <text:s/>功能类型<text:tab/><text:span text:style-name="T69">fundentry/v1/uploadFile/{id}</text:span></text:p>
      <text:p text:style-name="P89"><text:tab/><text:tab/><text:tab/>功能名字_<text:span text:style-name="T68">10</text:span>:下载附件 <text:s/>功能类型<text:tab/><text:span text:style-name="T69">fundentry/v1/downloadFile</text:span></text:p>
      <text:p text:style-name="P89"><text:tab/><text:tab/><text:tab/>功能名字_<text:span text:style-name="T68">11</text:span>:查看附件 <text:s/>功能类型<text:tab/><text:span text:style-name="T69">fundentry/v1/listFile/{id}</text:span></text:p>
      <text:p text:style-name="P89"><text:soft-page-break/><text:tab/><text:tab/><text:tab/>功能名字_<text:span text:style-name="T68">12</text:span>:删除附件 <text:s/>功能类型<text:tab/><text:span text:style-name="T69">fundentry/v1/deleteFile</text:span></text:p>
      <text:p text:style-name="P9"/>
      <text:p text:style-name="P58"><text:tab/><text:tab/><text:span text:style-name="T39">导航名_</text:span><text:span text:style-name="T40">2</text:span><text:span text:style-name="T39">:有</text:span><text:span text:style-name="T40">误记录</text:span></text:p>
      <text:p text:style-name="P90"><text:tab/><text:tab/><text:tab/>功能名字_1:列表 <text:s/>功能类型: <text:s/><text:span text:style-name="T70">fundentrywrongrecord/v1/list</text:span></text:p>
      <text:p text:style-name="P58"><text:tab/><text:tab/><text:tab/><text:tab/>字段名称_<text:span text:style-name="T1">1</text:span>:申请人</text:p>
      <text:p text:style-name="P58"><text:tab/><text:tab/><text:tab/><text:tab/>字段名称_<text:span text:style-name="T1">2</text:span>:资金进入方式 <text:s/></text:p>
      <text:p text:style-name="P58"><text:tab/><text:tab/><text:tab/><text:tab/>字段名称_<text:span text:style-name="T4">3</text:span>:资金进入时间</text:p>
      <text:p text:style-name="P58"><text:tab/><text:tab/><text:tab/><text:tab/>字段名称_<text:span text:style-name="T4">4</text:span>:金额</text:p>
      <text:p text:style-name="P58"><text:tab/><text:tab/><text:tab/><text:tab/>字段名称_<text:span text:style-name="T5">5</text:span>:打款账户名</text:p>
      <text:p text:style-name="P58"><text:tab/><text:tab/><text:tab/><text:tab/>字段名称_<text:span text:style-name="T5">6</text:span>:打款账号</text:p>
      <text:p text:style-name="P58"><text:tab/><text:tab/><text:tab/><text:tab/>字段名称_<text:span text:style-name="T5">7</text:span>:确认人</text:p>
      <text:p text:style-name="P58"><text:tab/><text:tab/><text:tab/><text:tab/>字段名称_<text:span text:style-name="T5">8</text:span>:确认情况</text:p>
      <text:p text:style-name="P58"><text:tab/><text:tab/><text:tab/><text:tab/>字段名称_<text:span text:style-name="T36">9</text:span>:是否通过</text:p>
      <text:p text:style-name="P90"><text:tab/><text:tab/><text:tab/>功能名字_<text:span text:style-name="T38">2</text:span>:删除 <text:s/>功能类型:删除 <text:span text:style-name="T70">fundentrywrongrecord/v1/delete/{id}</text:span></text:p>
      <text:p text:style-name="P58"/>
      <text:p text:style-name="P59"><text:tab/><text:tab/><text:span text:style-name="T39">导航名_</text:span><text:span text:style-name="T41">3</text:span><text:span text:style-name="T39">:已确认</text:span></text:p>
      <text:p text:style-name="P90"><text:tab/><text:tab/><text:tab/>功能名字_1:列表 <text:s/>功能类型: <text:s/><text:span text:style-name="T70">fundentryconfirmed/v1/list</text:span></text:p>
      <text:p text:style-name="P59"><text:tab/><text:tab/><text:tab/><text:tab/>字段名称_<text:span text:style-name="T1">1</text:span>:申请人</text:p>
      <text:p text:style-name="P59"><text:tab/><text:tab/><text:tab/><text:tab/>字段名称_<text:span text:style-name="T1">2</text:span>:资金进入方式 <text:s/></text:p>
      <text:p text:style-name="P59"><text:tab/><text:tab/><text:tab/><text:tab/>字段名称_<text:span text:style-name="T4">3</text:span>:资金进入时间</text:p>
      <text:p text:style-name="P59"><text:tab/><text:tab/><text:tab/><text:tab/>字段名称_<text:span text:style-name="T4">4</text:span>:金额</text:p>
      <text:p text:style-name="P59"><text:tab/><text:tab/><text:tab/><text:tab/>字段名称_<text:span text:style-name="T5">5</text:span>:打款账户名</text:p>
      <text:p text:style-name="P59"><text:tab/><text:tab/><text:tab/><text:tab/>字段名称_<text:span text:style-name="T5">6</text:span>:打款账号</text:p>
      <text:p text:style-name="P59"><text:tab/><text:tab/><text:tab/><text:tab/>字段名称_<text:span text:style-name="T5">7</text:span>:确认人</text:p>
      <text:p text:style-name="P59"><text:tab/><text:tab/><text:tab/><text:tab/>字段名称_<text:span text:style-name="T5">8</text:span>:确认情况</text:p>
      <text:p text:style-name="P59"><text:tab/><text:tab/><text:tab/><text:tab/>字段名称_<text:span text:style-name="T36">9</text:span>:是否通过</text:p>
      <text:p text:style-name="P90"><text:tab/><text:tab/><text:tab/>功能名字_<text:span text:style-name="T38">2</text:span>:删除 <text:s/>功能类型:删除 <text:s/><text:span text:style-name="T70">fundentryconfirmed/v1/delete/{id}</text:span></text:p>
      <text:p text:style-name="P58"><text:tab/><text:tab/><text:tab/><text:tab/></text:p>
      <text:p text:style-name="P58"><text:tab/><text:tab/></text:p>
      <text:p text:style-name="P10"><text:tab/><text:tab/><text:span text:style-name="T39">导航名_</text:span><text:span text:style-name="T48">4</text:span><text:span text:style-name="T39">:权责分配</text:span></text:p>
      <text:p text:style-name="P91"><text:tab/><text:tab/><text:tab/>功能名字_1:列表 <text:s/>功能类型: <text:span text:style-name="T71">accrualallot/v1/list</text:span></text:p>
      <text:p text:style-name="P10"><text:tab/><text:tab/><text:tab/><text:tab/>字段名称_<text:span text:style-name="T1">1</text:span>:投资人</text:p>
      <text:p text:style-name="P10"><text:tab/><text:tab/><text:tab/><text:tab/>字段名称_<text:span text:style-name="T11">2</text:span>:权限</text:p>
      <text:p text:style-name="P10"><text:tab/><text:tab/><text:tab/><text:tab/>字段名称_<text:span text:style-name="T11">3</text:span>:备注</text:p>
      <text:p text:style-name="P10"><text:tab/><text:tab/><text:tab/></text:p>
      <text:p text:style-name="P10"/>
      <text:p text:style-name="P91"><text:tab/><text:tab/><text:tab/>功能名字_<text:span text:style-name="T7">2</text:span>:添加 <text:s/>功能类型: <text:span text:style-name="T71">accrualallot/v1/add</text:span></text:p>
      <text:p text:style-name="P12"><text:tab/><text:tab/><text:tab/><text:tab/>字段名称_<text:span text:style-name="T1">1</text:span>:投资人 <text:s text:c="2"/><text:span text:style-name="T3">标签类型:文本框 必填</text:span></text:p>
      <text:p text:style-name="P12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2"><text:tab/><text:tab/><text:tab/><text:tab/>字段名称_<text:span text:style-name="T11">3</text:span>:备注 <text:s text:c="3"/><text:span text:style-name="T3">标签类型:文本框 </text:span></text:p>
      <text:p text:style-name="P10"><text:tab/><text:tab/><text:tab/><text:tab/></text:p>
      <text:p text:style-name="P91"><text:tab/><text:tab/><text:tab/>功能名字_<text:span text:style-name="T7">3</text:span>:编辑 <text:s/>功能类型:编辑 (有网格/树形/编辑可选)<text:span text:style-name="T71">accrualallot/v1/edit</text:span></text:p>
      <text:p text:style-name="P13"><text:tab/><text:tab/><text:tab/><text:tab/>字段名称_<text:span text:style-name="T1">1</text:span>:投资人 <text:s text:c="2"/><text:span text:style-name="T3">标签类型:文本框 必填</text:span></text:p>
      <text:p text:style-name="P13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3"><text:tab/><text:tab/><text:tab/><text:tab/>字段名称_<text:span text:style-name="T11">3</text:span>:备注 <text:s text:c="3"/><text:span text:style-name="T3">标签类型:文本框 </text:span></text:p>
      <text:p text:style-name="P13"><text:tab/><text:tab/><text:tab/><text:tab/></text:p>
      <text:p text:style-name="P10"/>
      <text:p text:style-name="P91"><text:tab/><text:tab/><text:tab/>功能名字_<text:span text:style-name="T2">4</text:span>:删除 <text:s/>功能类型:删除 <text:span text:style-name="T71">accrualallot/v1/delete/{id}</text:span></text:p>
      <text:p text:style-name="P10"/>
      <text:p text:style-name="P10"><text:tab/><text:tab/></text:p>
      <text:p text:style-name="P36"><text:tab/><text:span text:style-name="T16">导航下拉名_</text:span><text:span text:style-name="T17">2:资金投资</text:span></text:p>
      <text:p text:style-name="P17"><text:tab/><text:tab/><text:span text:style-name="T39">导航名_</text:span><text:span text:style-name="T42">1</text:span><text:span text:style-name="T39">:</text:span><text:bookmark-start text:name="__DdeLink__2774_1678149015"/><text:span text:style-name="T39">招投信息列表</text:span><text:bookmark-end text:name="__DdeLink__2774_1678149015"/></text:p>
      <text:p text:style-name="P91"><text:tab/><text:tab/><text:tab/>功能名字_1:列表 <text:s/>功能类型: <text:span text:style-name="T71">callinfo/v1/list</text:span></text:p>
      <text:p text:style-name="P17"><text:tab/><text:tab/><text:tab/><text:tab/><text:bookmark-start text:name="__DdeLink__2776_1678149015"/>字段名称_<text:span text:style-name="T1">1</text:span>:地区</text:p>
      <text:p text:style-name="P17"><text:tab/><text:tab/><text:tab/><text:tab/>字段名称_<text:span text:style-name="T1">2</text:span>:项目内部名称</text:p>
      <text:p text:style-name="P17"><text:tab/><text:tab/><text:tab/><text:tab/>字段名称_<text:span text:style-name="T4">3</text:span>:开工时间</text:p>
      <text:p text:style-name="P17"><text:tab/><text:tab/><text:tab/><text:tab/>字段名称_<text:span text:style-name="T4">4</text:span>:完工时间</text:p>
      <text:p text:style-name="P17"><text:tab/><text:tab/><text:tab/><text:tab/>字段名称_<text:span text:style-name="T50">5</text:span>:合同金额</text:p>
      <text:p text:style-name="P17"><text:tab/><text:tab/><text:tab/><text:tab/>字段名称_<text:span text:style-name="T50">6</text:span>:项目负责人</text:p>
      <text:p text:style-name="P17"/>
      <text:p text:style-name="P79"><text:soft-page-break/><text:tab/><text:tab/><text:tab/><text:tab/>字段名称_<text:span text:style-name="T50">7</text:span>:合同单价</text:p>
      <text:p text:style-name="P60"><text:tab/><text:tab/><text:tab/><text:tab/>字段名称_<text:span text:style-name="T50">8</text:span>:合同规模</text:p>
      <text:p text:style-name="P17"><text:tab/><text:tab/><text:tab/><text:tab/>字段名称_<text:span text:style-name="T5">9</text:span>:是否签订合同</text:p>
      <text:p text:style-name="P17"/>
      <text:p text:style-name="P17"><text:tab/><text:tab/><text:tab/><text:tab/>字段名称_<text:span text:style-name="T5">10</text:span>:回款周期</text:p>
      <text:p text:style-name="P17"><text:tab/><text:tab/><text:tab/><text:tab/>字段名称_<text:span text:style-name="T5">11</text:span>:预估到账时间</text:p>
      <text:p text:style-name="P17"><text:tab/><text:tab/><text:tab/><text:tab/>字段名称_1<text:span text:style-name="T5">2</text:span>:承包商</text:p>
      <text:p text:style-name="P17"><text:tab/><text:tab/><text:tab/><text:tab/>字段名称_1<text:span text:style-name="T5">3</text:span>:难易程度</text:p>
      <text:p text:style-name="P17"><text:tab/><text:tab/><text:tab/><text:tab/></text:p>
      <text:p text:style-name="P70"><text:tab/><text:tab/><text:tab/><text:tab/>字段名称_<text:span text:style-name="T20">14</text:span>:预估利润率<text:span text:style-name="T53">(%)</text:span></text:p>
      <text:p text:style-name="P70"><text:tab/><text:tab/><text:tab/><text:tab/>字段名称_<text:span text:style-name="T5">15</text:span>:资金方分配率<text:span text:style-name="T53">(%)</text:span></text:p>
      <text:p text:style-name="P70"><text:tab/><text:tab/><text:tab/><text:tab/>字段名称_1<text:span text:style-name="T20">6</text:span>:预估投资收益率<text:span text:style-name="T53">(%)</text:span></text:p>
      <text:p text:style-name="P18"><text:tab/><text:tab/><text:tab/><text:tab/>字段名称_1<text:span text:style-name="T20">7</text:span>:预估分配时间</text:p>
      <text:p text:style-name="P70"><text:tab/><text:tab/><text:tab/><text:tab/>字段名称_<text:span text:style-name="T5">18</text:span>:提取风险准备金率<text:span text:style-name="T53">(%)</text:span></text:p>
      <text:p text:style-name="P18"><text:tab/><text:tab/><text:tab/><text:tab/>字段名称_<text:span text:style-name="T5">19</text:span>:筹资总额</text:p>
      <text:p text:style-name="P18"><text:tab/><text:tab/><text:tab/><text:tab/>字段名称_<text:span text:style-name="T20">20</text:span>:已筹资金额</text:p>
      <text:p text:style-name="P80"><text:tab/><text:tab/><text:tab/><text:tab/>字段名称_<text:span text:style-name="T20">21</text:span>:还需筹资总额<text:span text:style-name="T23">(</text:span><text:span text:style-name="T24">筹资总额</text:span><text:span text:style-name="T25">-</text:span><text:span text:style-name="T24">已筹资金额</text:span><text:span text:style-name="T23">)</text:span><text:bookmark-end text:name="__DdeLink__2776_1678149015"/></text:p>
      <text:p text:style-name="P82"><text:tab/><text:tab/><text:tab/><text:tab/><text:span text:style-name="T24">字段名称_</text:span><text:span text:style-name="T29">22</text:span><text:span text:style-name="T24">:投资人</text:span></text:p>
      <text:p text:style-name="P74"><text:tab/><text:tab/><text:tab/><text:tab/>字段名称_<text:span text:style-name="T1">23</text:span>:投资对象</text:p>
      <text:p text:style-name="P74"><text:tab/><text:tab/><text:tab/><text:tab/>字段名称_<text:span text:style-name="T63">24</text:span>:投资形式</text:p>
      <text:p text:style-name="P74"><text:tab/><text:tab/><text:tab/><text:tab/>字段名称_<text:span text:style-name="T63">25</text:span>:投资总额</text:p>
      <text:p text:style-name="P74"><text:tab/><text:tab/><text:tab/><text:tab/>字段名称_<text:span text:style-name="T63">26</text:span>:投资占比<text:span text:style-name="T19">（投资总额/筹资总额）</text:span></text:p>
      <text:p text:style-name="P74"><text:tab/><text:tab/><text:tab/><text:tab/>字段名称_<text:span text:style-name="T63">27</text:span>:投资日期</text:p>
      <text:p text:style-name="P74"><text:tab/><text:tab/><text:tab/><text:tab/>字段名称_<text:span text:style-name="T63">28</text:span>:本次投资<text:span text:style-name="T19">额</text:span></text:p>
      <text:p text:style-name="P74"><text:tab/><text:tab/><text:tab/><text:tab/>字段名称_<text:span text:style-name="T63">29</text:span>:累计投资<text:span text:style-name="T19">额</text:span></text:p>
      <text:p text:style-name="P74"><text:tab/><text:tab/><text:tab/><text:tab/>字段名称_<text:span text:style-name="T63">30</text:span>:累计投资<text:span text:style-name="T19">比（累计投资额/投资总额）</text:span></text:p>
      <text:p text:style-name="P77"><text:span text:style-name="T24"><text:tab/><text:tab/><text:tab/><text:tab/>字段名称_</text:span><text:span text:style-name="T29">31</text:span><text:span text:style-name="T24">:提取风险控制保证金</text:span><text:span text:style-name="T26">（</text:span><text:span text:style-name="T24">本次投资</text:span><text:span text:style-name="T27">额/提取风险准备金</text:span><text:span text:style-name="T28">率</text:span><text:span text:style-name="T27">）</text:span></text:p>
      <text:p text:style-name="P74"><text:tab/><text:tab/><text:tab/><text:tab/>字段名称_<text:span text:style-name="T63">32</text:span>:打款账户</text:p>
      <text:p text:style-name="P74"><text:tab/><text:tab/><text:tab/><text:tab/>字段名称_<text:span text:style-name="T63">33</text:span>:打款账号</text:p>
      <text:p text:style-name="P81"><text:tab/><text:tab/><text:tab/><text:tab/>字段名称_<text:span text:style-name="T63">34</text:span>:备注</text:p>
      <text:p text:style-name="P17"><text:tab/><text:tab/><text:tab/><text:tab/></text:p>
      <text:p text:style-name="P91"><text:tab/><text:tab/><text:tab/>功能名字_<text:span text:style-name="T6">2</text:span>:添加 <text:s/>功能类型: <text:span text:style-name="T71">callinfo/v1/add</text:span></text:p>
      <text:p text:style-name="P17"><text:tab/><text:tab/><text:tab/><text:tab/>根据项目合同基本信息管理的项目内部名称拿列表的字段<text:span text:style-name="T64">1-6 不可编辑</text:span></text:p>
      <text:p text:style-name="P61"><text:tab/><text:tab/><text:tab/><text:tab/>字段名称_<text:span text:style-name="T51">1</text:span>:合同单价 <text:s text:c="3"/><text:tab/><text:tab/> 标签类型：数值框 必填</text:p>
      <text:p text:style-name="P61"><text:tab/><text:tab/><text:tab/><text:tab/>字段名称_<text:span text:style-name="T51">2</text:span>:合同规模 <text:s text:c="4"/><text:tab/> 标签类型：文本框 必填</text:p>
      <text:p text:style-name="P61"><text:tab/><text:tab/><text:tab/><text:tab/>字段名称_<text:span text:style-name="T51">3</text:span>:是否签订合同 <text:s text:c="3"/><text:span text:style-name="T52"><text:s/>标签类型：下拉框（是/否） 必填</text:span></text:p>
      <text:p text:style-name="P20"><text:tab/><text:tab/><text:tab/><text:tab/>字段名称_<text:span text:style-name="T51">4</text:span>:回款周期 <text:s text:c="5"/>标签类型：文本框 必填</text:p>
      <text:p text:style-name="P20"><text:tab/><text:tab/><text:tab/><text:tab/>字段名称_<text:span text:style-name="T51">5</text:span>:预估到账时间 <text:s text:c="3"/>标签类型：日期框 必填</text:p>
      <text:p text:style-name="P20"><text:s/><text:tab/><text:tab/><text:tab/><text:tab/>字段名称_<text:span text:style-name="T51">6</text:span>:承包商 <text:s text:c="8"/>标签类型：文本框 必填 </text:p>
      <text:p text:style-name="P20"><text:tab/><text:tab/><text:tab/><text:tab/>字段名称_<text:span text:style-name="T51">7</text:span>:难易程度 <text:s text:c="6"/>标签类型：文本框 必填</text:p>
      <text:p text:style-name="P20"/>
      <text:p text:style-name="P91"><text:tab/><text:tab/><text:tab/>功能名字_<text:span text:style-name="T21">3</text:span>:编辑 <text:s/>功能类型:<text:span text:style-name="T71">callinfo/v1/edit</text:span></text:p>
      <text:p text:style-name="P70"><text:tab/><text:tab/><text:tab/><text:tab/>字段名称_<text:span text:style-name="T20">1</text:span>:预估利润率<text:span text:style-name="T53">(%)</text:span> <text:s text:c="6"/>标签类型：数值框 必填</text:p>
      <text:p text:style-name="P70"><text:tab/><text:tab/><text:tab/><text:tab/>字段名称_<text:span text:style-name="T22">2</text:span>:资金方分配率<text:span text:style-name="T53">(%)</text:span> <text:s text:c="6"/>标签类型：数值框 必填</text:p>
      <text:p text:style-name="P70"><text:tab/><text:tab/><text:tab/><text:tab/>字段名称_<text:span text:style-name="T22">3</text:span>:预估投资收益率<text:span text:style-name="T53">(%)</text:span> <text:s text:c="4"/>标签类型：数值框 必填</text:p>
      <text:p text:style-name="P22"><text:tab/><text:tab/><text:tab/><text:tab/>字段名称_<text:span text:style-name="T22">4</text:span>:预估分配时间 <text:s text:c="6"/>标签类型：日期框 必填</text:p>
      <text:p text:style-name="P70"><text:tab/><text:tab/><text:tab/><text:tab/>字段名称_<text:span text:style-name="T22">5</text:span>:提取风险准备金率<text:span text:style-name="T53">(%)</text:span> <text:s text:c="2"/>标签类型：数值框 必填</text:p>
      <text:p text:style-name="P22"><text:tab/><text:tab/><text:tab/><text:tab/>字段名称_<text:span text:style-name="T22">6</text:span>:筹资总额 <text:s text:c="9"/>标签类型：数值框 必填</text:p>
      <text:p text:style-name="P22"><text:tab/><text:tab/><text:tab/><text:tab/>字段名称_<text:span text:style-name="T22">7</text:span>:已筹资金额 <text:s text:c="8"/>标签类型：数值框 必填</text:p>
      <text:p text:style-name="P22"><text:tab/><text:tab/><text:tab/><text:tab/>字段名称_<text:span text:style-name="T22">8</text:span>:还需筹资总额 <text:s text:c="6"/>标签类型：数值框</text:p>
      <text:p text:style-name="P21"/>
      <text:p text:style-name="P91"><text:tab/><text:tab/><text:tab/>功能名字_<text:span text:style-name="T21">4</text:span>:删除 <text:s/>功能类型:<text:span text:style-name="T71">callinfo/v1/delete/{id}</text:span></text:p>
      <text:p text:style-name="P19"/>
      <text:p text:style-name="P91"><text:tab/><text:tab/><text:tab/>功能名字_<text:span text:style-name="T62">5</text:span>:申请投资 <text:s/>功能类型:<text:span text:style-name="T71">callinfo/v1/apply</text:span></text:p>
      <text:p text:style-name="P73"><text:tab/><text:tab/><text:tab/><text:tab/>字段名称_<text:span text:style-name="T1">1</text:span>:投资人 <text:s text:c="6"/>标签类型：文本框 必填</text:p>
      <text:p text:style-name="P73"><text:tab/><text:tab/><text:tab/><text:tab/>字段名称_<text:span text:style-name="T1">2</text:span>:投资对象 <text:s text:c="5"/>标签类型：文本框 必填</text:p>
      <text:p text:style-name="P73"><text:soft-page-break/><text:tab/><text:tab/><text:tab/><text:tab/>字段名称_<text:span text:style-name="T4">3</text:span>:投资形式 <text:s text:c="5"/>标签类型：下拉（债权投资/股权投资/现金投资/员工借贷）必填</text:p>
      <text:p text:style-name="P73"><text:tab/><text:tab/><text:tab/><text:tab/>字段名称_<text:span text:style-name="T4">4</text:span>:投资总额 <text:s text:c="4"/>标签类型：数值框 必填</text:p>
      <text:p text:style-name="P73"><text:tab/><text:tab/><text:tab/><text:tab/>字段名称_<text:span text:style-name="T5">5</text:span>:投资占比<text:span text:style-name="T19">（投资总额/筹资总额） <text:s/>标签类型：数值框</text:span></text:p>
      <text:p text:style-name="P73"><text:tab/><text:tab/><text:tab/><text:tab/>字段名称_<text:span text:style-name="T5">6</text:span>:投资日期 <text:s text:c="6"/>标签类型：日期框 必填</text:p>
      <text:p text:style-name="P73"><text:tab/><text:tab/><text:tab/><text:tab/>字段名称_<text:span text:style-name="T5">7</text:span>:本次投资<text:span text:style-name="T19">额 <text:s text:c="6"/>标签类型：数值框 必填</text:span></text:p>
      <text:p text:style-name="P73"><text:tab/><text:tab/><text:tab/><text:tab/>字段名称_<text:span text:style-name="T60">8</text:span>:累计投资<text:span text:style-name="T19">额 <text:s text:c="7"/>标签类型：数值框 必填</text:span></text:p>
      <text:p text:style-name="P73"><text:tab/><text:tab/><text:tab/><text:tab/>字段名称_<text:span text:style-name="T60">9</text:span>:累计投资<text:span text:style-name="T19">比（累计投资额/投资总额） 标签类型：数值框 </text:span></text:p>
      <text:p text:style-name="P73"><text:tab/><text:tab/><text:tab/><text:tab/>字段名称_<text:span text:style-name="T5">10</text:span>:提取风险控制保证金<text:span text:style-name="T30">（</text:span>本次投资<text:span text:style-name="T19">额/提取风险准备金率）</text:span></text:p>
      <text:p text:style-name="P73"><text:tab/><text:tab/><text:tab/><text:tab/>字段名称_<text:span text:style-name="T5">11</text:span>:打款账户 <text:s text:c="5"/>标签类型：文本框 必填</text:p>
      <text:p text:style-name="P73"><text:tab/><text:tab/><text:tab/><text:tab/>字段名称_1<text:span text:style-name="T60">2</text:span>:打款账号 <text:s text:c="4"/>标签类型：数值框 必填</text:p>
      <text:p text:style-name="P73"><text:tab/><text:tab/><text:tab/><text:tab/>字段名称_1<text:span text:style-name="T60">3</text:span>:备注 <text:s text:c="7"/>标签类型：文本框</text:p>
      <text:p text:style-name="P73"/>
      <text:p text:style-name="P2"><text:tab/><text:tab/></text:p>
      <text:p text:style-name="P2"/>
      <text:p text:style-name="P14"><text:tab/><text:tab/><text:span text:style-name="T39">导航名_</text:span><text:span text:style-name="T49">2</text:span><text:span text:style-name="T39">:投资形式</text:span></text:p>
      <text:p text:style-name="P93"><text:tab/><text:tab/><text:tab/>功能名字_1:列表 <text:s/>功能类型:<text:span text:style-name="T72">investform/v1/list</text:span></text:p>
      <text:p text:style-name="P14"><text:tab/><text:tab/><text:tab/><text:tab/>字段名称_<text:span text:style-name="T1">1</text:span>:投资形式</text:p>
      <text:p text:style-name="P14"><text:tab/><text:tab/><text:tab/><text:tab/>字段名称_<text:span text:style-name="T11">2</text:span>:说明</text:p>
      <text:p text:style-name="P14"><text:tab/><text:tab/><text:tab/><text:tab/>字段名称_<text:span text:style-name="T11">3</text:span>:备注</text:p>
      <text:p text:style-name="P14"><text:tab/><text:tab/><text:tab/></text:p>
      <text:p text:style-name="P14"/>
      <text:p text:style-name="P93"><text:tab/><text:tab/><text:tab/>功能名字_<text:span text:style-name="T7">2</text:span>:添加 <text:s/>功能类型:<text:span text:style-name="T72">investform/v1/add</text:span></text:p>
      <text:p text:style-name="P15"><text:tab/><text:tab/><text:tab/><text:tab/>字段名称_<text:span text:style-name="T1">1</text:span>:投资形式 <text:s/>标签类型：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93"><text:tab/><text:tab/><text:tab/>功能名字_<text:span text:style-name="T7">3</text:span>:编辑 <text:s/>功能类型:编辑 (有网格/树形/编辑可选)<text:span text:style-name="T72">investform/v1/edit</text:span></text:p>
      <text:p text:style-name="P16"><text:tab/><text:tab/><text:tab/><text:tab/>字段名称_<text:span text:style-name="T1">1</text:span>:投资形式 <text:s text:c="2"/><text:span text:style-name="T3">标签类型:</text:span>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14"/>
      <text:p text:style-name="P93"><text:tab/><text:tab/><text:tab/>功能名字_<text:span text:style-name="T2">4</text:span>:删除 <text:s/>功能类型:删除<text:span text:style-name="T72">investform/v1/delete/{id}</text:span></text:p>
      <text:p text:style-name="P14"/>
      <text:p text:style-name="P75"><text:span text:style-name="T10"><text:tab/></text:span><text:span text:style-name="T9"><text:tab/></text:span></text:p>
      <text:p text:style-name="P2"><text:tab/><text:tab/><text:span text:style-name="T39">导航名_</text:span><text:span text:style-name="T49">3</text:span><text:span text:style-name="T39">:投资条件</text:span><text:span text:style-name="T43">-债权投资</text:span></text:p>
      <text:p text:style-name="P93"><text:tab/><text:tab/><text:tab/>功能名字_1:列表 <text:s/>功能类型:网格 (有网格/树形/编辑可选)<text:span text:style-name="T72">creditorsinvest/v1/list</text:span></text:p>
      <text:p text:style-name="P2"><text:tab/><text:tab/><text:tab/><text:tab/><text:bookmark-start text:name="__DdeLink__2785_1678149015"/>字段名称_<text:span text:style-name="T1">1</text:span>:投资人</text:p>
      <text:p text:style-name="P2"><text:tab/><text:tab/><text:tab/><text:tab/>字段名称_<text:span text:style-name="T11">2</text:span>:固定资产名称</text:p>
      <text:p text:style-name="P2"><text:tab/><text:tab/><text:tab/><text:tab/>字段名称_<text:span text:style-name="T11">3</text:span>:固定资产价值</text:p>
      <text:p text:style-name="P2"><text:tab/><text:tab/><text:tab/><text:tab/>字段名称_<text:span text:style-name="T11">4</text:span>:流动资金</text:p>
      <text:p text:style-name="P2"><text:tab/><text:tab/><text:tab/><text:tab/>字段名称_<text:span text:style-name="T11">5</text:span>:担保人</text:p>
      <text:p text:style-name="P2"><text:tab/><text:tab/><text:tab/><text:tab/>字段名称_<text:span text:style-name="T11">6</text:span>:备注<text:bookmark-end text:name="__DdeLink__2785_1678149015"/></text:p>
      <text:p text:style-name="P2"/>
      <text:p text:style-name="P93"><text:tab/><text:tab/><text:tab/>功能名字_<text:span text:style-name="T7">2</text:span>:添加 <text:s/>功能类型:编辑 (有网格/树形/编辑可选)<text:span text:style-name="T72">creditorsinvest/v1/add</text:span></text:p>
      <text:p text:style-name="P23"><text:tab/><text:tab/><text:tab/><text:tab/>字段名称_<text:span text:style-name="T1">1</text:span>:投资人 <text:s text:c="9"/><text:span text:style-name="T3">标签类型:文本框 必填</text:span></text:p>
      <text:p text:style-name="P23"><text:tab/><text:tab/><text:tab/><text:tab/>字段名称_<text:span text:style-name="T11">2</text:span>:固定资产名称 <text:s text:c="4"/><text:span text:style-name="T3">标签类型:文本框 必填</text:span></text:p>
      <text:p text:style-name="P23"><text:tab/><text:tab/><text:tab/><text:tab/>字段名称_<text:span text:style-name="T11">3</text:span>:固定资产价值 <text:s text:c="4"/><text:span text:style-name="T3">标签类型:文本框 必填</text:span></text:p>
      <text:p text:style-name="P23"><text:tab/><text:tab/><text:tab/><text:tab/>字段名称_<text:span text:style-name="T11">4</text:span>:流动资金 <text:s text:c="8"/><text:span text:style-name="T3">标签类型:数值框 必填</text:span></text:p>
      <text:p text:style-name="P23"><text:tab/><text:tab/><text:tab/><text:tab/>字段名称_<text:span text:style-name="T11">5</text:span>:担保人 <text:s text:c="10"/><text:span text:style-name="T3">标签类型:文本框 必填</text:span></text:p>
      <text:p text:style-name="P23"><text:tab/><text:tab/><text:tab/><text:tab/>字段名称_<text:span text:style-name="T11">6</text:span>:备注 <text:s text:c="12"/><text:span text:style-name="T3">标签类型:文本框 </text:span></text:p>
      <text:p text:style-name="P2"><text:tab/><text:tab/><text:tab/><text:tab/></text:p>
      <text:p text:style-name="P93"><text:tab/><text:tab/><text:tab/>功能名字_<text:span text:style-name="T7">3</text:span>:编辑 <text:s/>功能类型:编辑 (有网格/树形/编辑可选)<text:span text:style-name="T72">creditorsinvest/v1/edit</text:span></text:p>
      <text:p text:style-name="P24"><text:tab/><text:tab/><text:tab/><text:tab/>字段名称_<text:span text:style-name="T1">1</text:span>:投资人 <text:s text:c="9"/><text:span text:style-name="T3">标签类型:文本框 必填</text:span></text:p>
      <text:p text:style-name="P24"><text:tab/><text:tab/><text:tab/><text:tab/>字段名称_<text:span text:style-name="T11">2</text:span>:固定资产名称 <text:s text:c="4"/><text:span text:style-name="T3">标签类型:文本框 必填</text:span></text:p>
      <text:p text:style-name="P24"><text:tab/><text:tab/><text:tab/><text:tab/>字段名称_<text:span text:style-name="T11">3</text:span>:固定资产价值 <text:s text:c="4"/><text:span text:style-name="T3">标签类型:文本框 必填</text:span></text:p>
      <text:p text:style-name="P24"><text:tab/><text:tab/><text:tab/><text:tab/>字段名称_<text:span text:style-name="T11">4</text:span>:流动资金 <text:s text:c="8"/><text:span text:style-name="T3">标签类型:数值框 必填</text:span></text:p>
      <text:p text:style-name="P24"><text:tab/><text:tab/><text:tab/><text:tab/>字段名称_<text:span text:style-name="T11">5</text:span>:担保人 <text:s text:c="10"/><text:span text:style-name="T3">标签类型:文本框 必填</text:span></text:p>
      <text:p text:style-name="P24"><text:tab/><text:tab/><text:tab/><text:tab/>字段名称_<text:span text:style-name="T11">6</text:span>:备注 <text:s text:c="12"/><text:span text:style-name="T3">标签类型:文本框 </text:span></text:p>
      <text:p text:style-name="P24"><text:soft-page-break/></text:p>
      <text:p text:style-name="P93"><text:tab/><text:tab/><text:tab/>功能名字_<text:span text:style-name="T2">4</text:span>:删除 <text:s/>功能类型:<text:span text:style-name="T72">creditorsinvest/v1/delete/{id}</text:span></text:p>
      <text:p text:style-name="P2"/>
      <text:p text:style-name="P94"><text:tab/><text:tab/><text:tab/>功能名字_<text:span text:style-name="T8">5</text:span>:上传附件 <text:s/>功能类型:<text:span text:style-name="T73">creditorsinvest/v1/uploadFile/{id}</text:span></text:p>
      <text:p text:style-name="P2"><text:tab/><text:tab/><text:tab/><text:tab/></text:p>
      <text:p text:style-name="P94"><text:tab/><text:tab/><text:tab/>功能名字_<text:span text:style-name="T12">6</text:span>:下载附件 <text:s/>功能类型:<text:tab/><text:span text:style-name="T73">creditorsinvest/v1/downloadFile</text:span></text:p>
      <text:p text:style-name="P94"><text:tab/><text:tab/><text:tab/>功能名字_<text:span text:style-name="T72">7</text:span>:查看附件 <text:s/>功能类型:<text:tab/><text:span text:style-name="T73">creditorsinvest/v1/listFile/{id}</text:span></text:p>
      <text:p text:style-name="P94"><text:tab/><text:tab/><text:tab/>功能名字_<text:span text:style-name="T72">8</text:span>:删除附件 <text:s/>功能类型:<text:tab/><text:span text:style-name="T73">creditorsinvest/v1/deleteFile</text:span></text:p>
      <text:p text:style-name="P2"><text:tab/><text:tab/></text:p>
      <text:p text:style-name="P25"><text:tab/><text:tab/></text:p>
      <text:p text:style-name="P25"><text:tab/></text:p>
      <text:p text:style-name="P26"><text:tab/><text:tab/><text:span text:style-name="T39">导航名_</text:span><text:span text:style-name="T49">4</text:span><text:span text:style-name="T39">:投资条件</text:span><text:span text:style-name="T43">-股权投资</text:span></text:p>
      <text:p text:style-name="P96"><text:tab/><text:tab/><text:tab/>功能名字_1:列表 <text:s/>功能类型:网格 (有网格/树形/编辑可选)<text:span text:style-name="T74">equityinvest/v1/list</text:span></text:p>
      <text:p text:style-name="P26"><text:tab/><text:tab/><text:tab/><text:tab/><text:bookmark-start text:name="__DdeLink__2787_1678149015"/>字段名称_<text:span text:style-name="T1">1</text:span>:投资人</text:p>
      <text:p text:style-name="P26"><text:tab/><text:tab/><text:tab/><text:tab/>字段名称_<text:span text:style-name="T11">2</text:span>:信用等级</text:p>
      <text:p text:style-name="P26"><text:tab/><text:tab/><text:tab/><text:tab/>字段名称_<text:span text:style-name="T11">3</text:span>:固定资产名称</text:p>
      <text:p text:style-name="P26"><text:tab/><text:tab/><text:tab/><text:tab/>字段名称_<text:span text:style-name="T11">4</text:span>:固定资产价值</text:p>
      <text:p text:style-name="P26"><text:tab/><text:tab/><text:tab/><text:tab/>字段名称_<text:span text:style-name="T11">5</text:span>:流动资金</text:p>
      <text:p text:style-name="P26"><text:tab/><text:tab/><text:tab/><text:tab/>字段名称_<text:span text:style-name="T11">6</text:span>:备注<text:bookmark-end text:name="__DdeLink__2787_1678149015"/></text:p>
      <text:p text:style-name="P26"/>
      <text:p text:style-name="P96"><text:tab/><text:tab/><text:tab/>功能名字_<text:span text:style-name="T7">2</text:span>:添加 <text:s/>功能类型:编辑 (有网格/树形/编辑可选)<text:span text:style-name="T74">equityinvest/v1/add</text:span></text:p>
      <text:p text:style-name="P26"><text:tab/><text:tab/><text:tab/><text:tab/>字段名称_<text:span text:style-name="T1">1</text:span>:投资人 <text:s text:c="7"/><text:span text:style-name="T3">标签类型:文本框 必填</text:span></text:p>
      <text:p text:style-name="P26"><text:tab/><text:tab/><text:tab/><text:tab/>字段名称_<text:span text:style-name="T11">2</text:span>:信用等级 <text:s text:c="7"/><text:span text:style-name="T3">标签类型:文本框 必填</text:span></text:p>
      <text:p text:style-name="P26"><text:tab/><text:tab/><text:tab/><text:tab/>字段名称_<text:span text:style-name="T11">3</text:span>:固定资产名称 <text:s text:c="5"/><text:span text:style-name="T3">标签类型:文本框 必填</text:span></text:p>
      <text:p text:style-name="P26"><text:tab/><text:tab/><text:tab/><text:tab/>字段名称_<text:span text:style-name="T11">4</text:span>:固定资产价值 <text:s text:c="6"/><text:span text:style-name="T3">标签类型:文本框 必填</text:span></text:p>
      <text:p text:style-name="P26"><text:tab/><text:tab/><text:tab/><text:tab/>字段名称_<text:span text:style-name="T11">5</text:span>:流动资金 <text:s text:c="8"/><text:span text:style-name="T3">标签类型:数值框 必填</text:span></text:p>
      <text:p text:style-name="P26"><text:tab/><text:tab/><text:tab/><text:tab/>字段名称_<text:span text:style-name="T11">6</text:span>:备注 <text:s text:c="12"/><text:span text:style-name="T3">标签类型:文本框 </text:span></text:p>
      <text:p text:style-name="P26"><text:tab/><text:tab/><text:tab/><text:tab/></text:p>
      <text:p text:style-name="P96"><text:tab/><text:tab/><text:tab/>功能名字_<text:span text:style-name="T7">3</text:span>:编辑 <text:s/>功能类型:编辑 (有网格/树形/编辑可选)<text:span text:style-name="T74">equityinvest/v1/edit</text:span></text:p>
      <text:p text:style-name="P27"><text:tab/><text:tab/><text:tab/><text:tab/>字段名称_<text:span text:style-name="T1">1</text:span>:投资人 <text:s text:c="7"/><text:span text:style-name="T3">标签类型:文本框 必填</text:span></text:p>
      <text:p text:style-name="P27"><text:tab/><text:tab/><text:tab/><text:tab/>字段名称_<text:span text:style-name="T11">2</text:span>:信用等级 <text:s text:c="7"/><text:span text:style-name="T3">标签类型:文本框 必填</text:span></text:p>
      <text:p text:style-name="P27"><text:tab/><text:tab/><text:tab/><text:tab/>字段名称_<text:span text:style-name="T11">3</text:span>:固定资产名称 <text:s text:c="5"/><text:span text:style-name="T3">标签类型:文本框 必填</text:span></text:p>
      <text:p text:style-name="P27"><text:tab/><text:tab/><text:tab/><text:tab/>字段名称_<text:span text:style-name="T11">4</text:span>:固定资产价值 <text:s text:c="6"/><text:span text:style-name="T3">标签类型:文本框 必填</text:span></text:p>
      <text:p text:style-name="P27"><text:tab/><text:tab/><text:tab/><text:tab/>字段名称_<text:span text:style-name="T11">5</text:span>:流动资金 <text:s text:c="8"/><text:span text:style-name="T3">标签类型:数值框 必填</text:span></text:p>
      <text:p text:style-name="P27"><text:tab/><text:tab/><text:tab/><text:tab/>字段名称_<text:span text:style-name="T11">6</text:span>:备注 <text:s text:c="12"/><text:span text:style-name="T3">标签类型:文本框 </text:span></text:p>
      <text:p text:style-name="P26"/>
      <text:p text:style-name="P96"><text:tab/><text:tab/><text:tab/>功能名字_<text:span text:style-name="T2">4</text:span>:删除 <text:s/>功能类型:<text:span text:style-name="T74">equityinvest/v1/delete/{id}</text:span></text:p>
      <text:p text:style-name="P26"/>
      <text:p text:style-name="P111"><text:span text:style-name="T55"><text:tab/><text:tab/><text:tab/>功能名字_</text:span><text:span text:style-name="T57">5</text:span><text:span text:style-name="T55">:上传附件 <text:s/>功能类型:</text:span><text:span text:style-name="T75">equityinvest</text:span><text:span text:style-name="T58">/v1/uploadFile/{id}</text:span></text:p>
      <text:p text:style-name="P95"><text:tab/><text:tab/><text:tab/><text:tab/></text:p>
      <text:p text:style-name="P111"><text:span text:style-name="T55"><text:tab/><text:tab/><text:tab/>功能名字_</text:span><text:span text:style-name="T59">6</text:span><text:span text:style-name="T55">:下载附件 <text:s/>功能类型:<text:tab/></text:span><text:span text:style-name="T75">equityinvest</text:span><text:span text:style-name="T58">/v1/downloadFile</text:span></text:p>
      <text:p text:style-name="P96"><text:tab/><text:tab/><text:tab/>功能名字_<text:span text:style-name="T72">7</text:span>:查看附件 <text:s/>功能类型:<text:tab/><text:span text:style-name="T74">equityinvest/v1/listFile/{id}</text:span></text:p>
      <text:p text:style-name="P96"><text:tab/><text:tab/><text:tab/>功能名字_<text:span text:style-name="T72">8</text:span>:删除附件 <text:s/>功能类型:<text:tab/><text:span text:style-name="T74">equityinvest/v1/deleteFile</text:span></text:p>
      <text:p text:style-name="P95"><text:tab/><text:tab/></text:p>
      <text:p text:style-name="P26"><text:tab/><text:tab/></text:p>
      <text:p text:style-name="P26"><text:tab/><text:tab/><text:span text:style-name="T39">导航名_</text:span><text:span text:style-name="T49">5</text:span><text:span text:style-name="T39">:投资条件</text:span><text:span text:style-name="T43">-现金投资</text:span></text:p>
      <text:p text:style-name="P97"><text:tab/><text:tab/><text:tab/>功能名字_1:列表 <text:s/>功能类型:网格 (有网格/树形/编辑可选)<text:span text:style-name="T76">cashinvest/v1/list</text:span></text:p>
      <text:p text:style-name="P26"><text:tab/><text:tab/><text:tab/><text:tab/><text:bookmark-start text:name="__DdeLink__2789_1678149015"/>字段名称_<text:span text:style-name="T1">1</text:span>:投资人</text:p>
      <text:p text:style-name="P26"><text:tab/><text:tab/><text:tab/><text:tab/>字段名称_<text:span text:style-name="T11">2</text:span>:年收入</text:p>
      <text:p text:style-name="P26"><text:tab/><text:tab/><text:tab/><text:tab/>字段名称_<text:span text:style-name="T11">3</text:span>:信用等级</text:p>
      <text:p text:style-name="P26"><text:tab/><text:tab/><text:tab/><text:tab/>字段名称_<text:span text:style-name="T11">4</text:span>:固定资产名称</text:p>
      <text:p text:style-name="P26"><text:tab/><text:tab/><text:tab/><text:tab/>字段名称_<text:span text:style-name="T11">5</text:span>:固定资产价值</text:p>
      <text:p text:style-name="P26"><text:tab/><text:tab/><text:tab/><text:tab/>字段名称_<text:span text:style-name="T11">6</text:span>:流动资金</text:p>
      <text:p text:style-name="P28"><text:tab/><text:tab/><text:tab/><text:tab/>字段名称_<text:span text:style-name="T31">7</text:span>:担保人</text:p>
      <text:p text:style-name="P28"><text:tab/><text:tab/><text:tab/><text:tab/>字段名称_<text:span text:style-name="T31">8</text:span>:备注<text:bookmark-end text:name="__DdeLink__2789_1678149015"/></text:p>
      <text:p text:style-name="P26"/>
      <text:p text:style-name="P97"><text:tab/><text:tab/><text:tab/>功能名字_<text:span text:style-name="T7">2</text:span>:添加 <text:s/>功能类型:编辑 (有网格/树形/编辑可选)<text:span text:style-name="T76">cashinvest/v1/add</text:span></text:p>
      <text:p text:style-name="P29"><text:tab/><text:tab/><text:tab/><text:tab/>字段名称_<text:span text:style-name="T1">1</text:span>:投资人 <text:s text:c="9"/><text:span text:style-name="T3">标签类型:文本框 必填</text:span></text:p>
      <text:p text:style-name="P29"><text:tab/><text:tab/><text:tab/><text:tab/>字段名称_<text:span text:style-name="T11">2</text:span>:年收入 <text:s text:c="9"/><text:span text:style-name="T3">标签类型:文本框 必填</text:span></text:p>
      <text:p text:style-name="P29"><text:tab/><text:tab/><text:tab/><text:tab/>字段名称_<text:span text:style-name="T11">3</text:span>:信用等级 <text:s text:c="7"/><text:span text:style-name="T3">标签类型:文本框 必填</text:span></text:p>
      <text:p text:style-name="P29"><text:soft-page-break/><text:tab/><text:tab/><text:tab/><text:tab/>字段名称_<text:span text:style-name="T11">4</text:span>:固定资产名称 <text:s text:c="5"/><text:span text:style-name="T3">标签类型:文本框 必填</text:span></text:p>
      <text:p text:style-name="P29"><text:tab/><text:tab/><text:tab/><text:tab/>字段名称_<text:span text:style-name="T11">5</text:span>:固定资产价值 <text:s text:c="7"/><text:span text:style-name="T3">标签类型:文本框 必填</text:span></text:p>
      <text:p text:style-name="P29"><text:tab/><text:tab/><text:tab/><text:tab/>字段名称_<text:span text:style-name="T11">6</text:span>:流动资金 <text:s text:c="9"/><text:span text:style-name="T3">标签类型:数值框 必填</text:span></text:p>
      <text:p text:style-name="P29"><text:tab/><text:tab/><text:tab/><text:tab/>字段名称_<text:span text:style-name="T31">7</text:span>:担保人 <text:s text:c="4"/><text:tab/><text:tab/><text:tab/><text:span text:style-name="T3">标签类型:文本框 必填</text:span></text:p>
      <text:p text:style-name="P29"><text:tab/><text:tab/><text:tab/><text:tab/>字段名称_<text:span text:style-name="T31">8</text:span>:备注 <text:s text:c="7"/><text:tab/><text:tab/><text:span text:style-name="T3">标签类型:文本框 </text:span></text:p>
      <text:p text:style-name="P26"><text:tab/><text:tab/><text:tab/><text:tab/></text:p>
      <text:p text:style-name="P97"><text:tab/><text:tab/><text:tab/>功能名字_<text:span text:style-name="T7">3</text:span>:编辑 <text:s/>功能类型:编辑 (有网格/树形/编辑可选)<text:span text:style-name="T76">cashinvest/v1/edit</text:span></text:p>
      <text:p text:style-name="P30"><text:tab/><text:tab/><text:tab/><text:tab/>字段名称_<text:span text:style-name="T1">1</text:span>:投资人 <text:s text:c="9"/><text:span text:style-name="T3">标签类型:文本框 必填</text:span></text:p>
      <text:p text:style-name="P30"><text:tab/><text:tab/><text:tab/><text:tab/>字段名称_<text:span text:style-name="T11">2</text:span>:年收入 <text:s text:c="9"/><text:span text:style-name="T3">标签类型:文本框 必填</text:span></text:p>
      <text:p text:style-name="P30"><text:tab/><text:tab/><text:tab/><text:tab/>字段名称_<text:span text:style-name="T11">3</text:span>:信用等级 <text:s text:c="7"/><text:span text:style-name="T3">标签类型:文本框 必填</text:span></text:p>
      <text:p text:style-name="P30"><text:tab/><text:tab/><text:tab/><text:tab/>字段名称_<text:span text:style-name="T11">4</text:span>:固定资产名称 <text:s text:c="5"/><text:span text:style-name="T3">标签类型:文本框 必填</text:span></text:p>
      <text:p text:style-name="P30"><text:tab/><text:tab/><text:tab/><text:tab/>字段名称_<text:span text:style-name="T11">5</text:span>:固定资产价值 <text:s text:c="7"/><text:span text:style-name="T3">标签类型:文本框 必填</text:span></text:p>
      <text:p text:style-name="P30"><text:tab/><text:tab/><text:tab/><text:tab/>字段名称_<text:span text:style-name="T11">6</text:span>:流动资金 <text:s text:c="9"/><text:span text:style-name="T3">标签类型:数值框 必填</text:span></text:p>
      <text:p text:style-name="P30"><text:tab/><text:tab/><text:tab/><text:tab/>字段名称_<text:span text:style-name="T31">7</text:span>:担保人 <text:s text:c="4"/><text:tab/><text:tab/><text:tab/><text:span text:style-name="T3">标签类型:文本框 必填</text:span></text:p>
      <text:p text:style-name="P30"><text:tab/><text:tab/><text:tab/><text:tab/>字段名称_<text:span text:style-name="T31">8</text:span>:备注 <text:s text:c="7"/><text:tab/><text:tab/><text:span text:style-name="T3">标签类型:文本框 </text:span></text:p>
      <text:p text:style-name="P26"/>
      <text:p text:style-name="P97"><text:tab/><text:tab/><text:tab/>功能名字_<text:span text:style-name="T2">4</text:span>:删除 <text:s/>功能类型:<text:span text:style-name="T76">cashinvest/v1/delete/{id}</text:span></text:p>
      <text:p text:style-name="P26"/>
      <text:p text:style-name="P97"><text:tab/><text:tab/><text:tab/>功能名字_<text:span text:style-name="T8">5</text:span>:上传附件 <text:s/>功能类型:<text:span text:style-name="T76">cashinvest/v1/uploadFile/{id}</text:span></text:p>
      <text:p text:style-name="P95"><text:tab/><text:tab/><text:tab/><text:tab/></text:p>
      <text:p text:style-name="P97"><text:tab/><text:tab/><text:tab/>功能名字_<text:span text:style-name="T12">6</text:span>:下载附件 <text:s/>功能类型:<text:tab/><text:span text:style-name="T76">cashinvest/v1/downloadFile</text:span></text:p>
      <text:p text:style-name="P97"><text:tab/><text:tab/><text:tab/>功能名字_<text:span text:style-name="T72">7</text:span>:查看附件 <text:s/>功能类型:<text:tab/><text:span text:style-name="T76">cashinvest/v1/listFile/{id}</text:span></text:p>
      <text:p text:style-name="P97"><text:tab/><text:tab/><text:tab/>功能名字_<text:span text:style-name="T72">8</text:span>:删除附件 <text:s/>功能类型:<text:tab/><text:span text:style-name="T76">cashinvest/v1/deleteFile</text:span></text:p>
      <text:p text:style-name="P95"><text:tab/><text:tab/></text:p>
      <text:p text:style-name="P26"><text:tab/><text:tab/></text:p>
      <text:p text:style-name="P26"><text:tab/><text:tab/><text:span text:style-name="T39">导航名_</text:span><text:span text:style-name="T49">6</text:span><text:span text:style-name="T39">:资金投资</text:span></text:p>
      <text:p text:style-name="P98"><text:tab/><text:tab/><text:tab/>功能名字_1:列表 <text:s/>功能类型:网格 (有网格/树形/编辑可选)<text:span text:style-name="T77">capitalinvest/v1/list</text:span></text:p>
      <text:p text:style-name="P26"><text:tab/><text:tab/><text:tab/><text:tab/><text:bookmark-start text:name="__DdeLink__2791_1678149015"/>字段名称_<text:span text:style-name="T1">1</text:span>:项目名称</text:p>
      <text:p text:style-name="P26"><text:tab/><text:tab/><text:tab/><text:tab/>字段名称_<text:span text:style-name="T11">2</text:span>:开工时间</text:p>
      <text:p text:style-name="P26"><text:tab/><text:tab/><text:tab/><text:tab/>字段名称_<text:span text:style-name="T11">3</text:span>:完工时间</text:p>
      <text:p text:style-name="P26"><text:tab/><text:tab/><text:tab/><text:tab/>字段名称_<text:span text:style-name="T11">4</text:span>:项目进度</text:p>
      <text:p text:style-name="P26"><text:tab/><text:tab/><text:tab/><text:tab/>字段名称_<text:span text:style-name="T11">5</text:span>:结算进度</text:p>
      <text:p text:style-name="P26"><text:tab/><text:tab/><text:tab/><text:tab/>字段名称_<text:span text:style-name="T11">6</text:span>:预估到账时间</text:p>
      <text:p text:style-name="P31"><text:tab/><text:tab/><text:tab/><text:tab/>字段名称_<text:span text:style-name="T13">7</text:span>:预估到账金额</text:p>
      <text:p text:style-name="P31"><text:tab/><text:tab/><text:tab/><text:tab/>字段名称_<text:span text:style-name="T13">8</text:span>:到账时间</text:p>
      <text:p text:style-name="P31"><text:tab/><text:tab/><text:tab/><text:tab/>字段名称_<text:span text:style-name="T13">9</text:span>:到账金额</text:p>
      <text:p text:style-name="P31"><text:tab/><text:tab/><text:tab/><text:tab/>字段名称_<text:span text:style-name="T13">10</text:span>:投资人</text:p>
      <text:p text:style-name="P31"><text:tab/><text:tab/><text:tab/><text:tab/>字段名称_1<text:span text:style-name="T13">1</text:span>:投资总额</text:p>
      <text:p text:style-name="P31"><text:tab/><text:tab/><text:tab/><text:tab/>字段名称_1<text:span text:style-name="T13">2</text:span>:本次投资额</text:p>
      <text:p text:style-name="P31"><text:tab/><text:tab/><text:tab/><text:tab/>字段名称_1<text:span text:style-name="T13">3</text:span>:累计投资额</text:p>
      <text:p text:style-name="P31"><text:tab/><text:tab/><text:tab/><text:tab/>字段名称_1<text:span text:style-name="T13">4</text:span>:投资占比（本次投资额/筹资总额）</text:p>
      <text:p text:style-name="P62"><text:tab/><text:tab/><text:tab/><text:tab/>字段名称_1<text:span text:style-name="T32">5</text:span>:风险控制准备金（投资占比*提取风险控制<text:bookmark-start text:name="__DdeLink__2793_1678149015"/>保证<text:span text:style-name="T19">金</text:span><text:bookmark-end text:name="__DdeLink__2793_1678149015"/>）</text:p>
      <text:p text:style-name="P33"><text:tab/><text:tab/><text:tab/><text:tab/>字段名称_1<text:span text:style-name="T32">6</text:span>:预估分配额（投资占比*预估到账金额）</text:p>
      <text:p text:style-name="P32"><text:bookmark-end text:name="__DdeLink__2791_1678149015"/></text:p>
      <text:p text:style-name="P98"><text:tab/><text:tab/><text:tab/>功能名字_<text:span text:style-name="T7">2</text:span>:添加 <text:s/>功能类型:编辑 (有网格/树形/编辑可选)<text:span text:style-name="T77">capitalinvest/v1/add</text:span></text:p>
      <text:p text:style-name="P26"><text:tab/><text:tab/><text:tab/><text:tab/></text:p>
      <text:p text:style-name="P26"><text:tab/><text:tab/><text:tab/><text:tab/>下面字段是招投信息没有的 手填 其余字段是可从招投信息根据项目名称拿的</text:p>
      <text:p text:style-name="P71"><text:tab/><text:tab/><text:tab/><text:tab/>字段名称_<text:span text:style-name="T61">1</text:span>:项目进度 <text:s text:c="6"/>标签类型:文本框 必填</text:p>
      <text:p text:style-name="P71"><text:tab/><text:tab/><text:tab/><text:tab/>字段名称_<text:span text:style-name="T61">2</text:span>:结算进度 <text:s text:c="6"/>标签类型:文本框 必填</text:p>
      <text:p text:style-name="P71"><text:tab/><text:tab/><text:tab/><text:tab/>字段名称_<text:span text:style-name="T61">3</text:span>:预估到账金额 <text:s text:c="3"/>标签类型:数值框 必填</text:p>
      <text:p text:style-name="P71"><text:tab/><text:tab/><text:tab/><text:tab/>字段名称_<text:span text:style-name="T61">4</text:span>:到账时间 <text:s text:c="7"/>标签类型:日期框 必填</text:p>
      <text:p text:style-name="P71"><text:tab/><text:tab/><text:tab/><text:tab/>字段名称_<text:span text:style-name="T61">5</text:span>:到账金额 <text:s text:c="7"/>标签类型:数值框 必填</text:p>
      <text:p text:style-name="P71"/>
      <text:p text:style-name="P98"><text:tab/><text:tab/><text:tab/>功能名字_<text:span text:style-name="T7">3</text:span>:编辑 <text:s/>功能类型:编辑 (有网格/树形/编辑可选)<text:span text:style-name="T77">capitalinvest/v1/edit</text:span></text:p>
      <text:p text:style-name="P72"><text:tab/><text:tab/><text:tab/><text:tab/>字段名称_<text:span text:style-name="T61">1</text:span>:项目进度 <text:s text:c="6"/>标签类型:文本框 必填</text:p>
      <text:p text:style-name="P72"><text:tab/><text:tab/><text:tab/><text:tab/>字段名称_<text:span text:style-name="T61">2</text:span>:结算进度 <text:s text:c="6"/>标签类型:文本框 必填</text:p>
      <text:p text:style-name="P72"><text:tab/><text:tab/><text:tab/><text:tab/>字段名称_<text:span text:style-name="T61">3</text:span>:预估到账金额 <text:s text:c="3"/>标签类型:数值框 必填</text:p>
      <text:p text:style-name="P72"><text:tab/><text:tab/><text:tab/><text:tab/>字段名称_<text:span text:style-name="T61">4</text:span>:到账时间 <text:s text:c="7"/>标签类型:日期框 必填</text:p>
      <text:p text:style-name="P72"><text:tab/><text:tab/><text:tab/><text:tab/>字段名称_<text:span text:style-name="T61">5</text:span>:到账金额 <text:s text:c="7"/>标签类型:数值框 必填</text:p>
      <text:p text:style-name="P26"/>
      <text:p text:style-name="P98"><text:soft-page-break/><text:tab/><text:tab/><text:tab/>功能名字_<text:span text:style-name="T2">4</text:span>:删除 <text:s/>功能类型:<text:span text:style-name="T77">capitalinvest/v1/delete/{id}</text:span></text:p>
      <text:p text:style-name="P26"/>
      <text:p text:style-name="P26"><text:tab/><text:tab/></text:p>
      <text:p text:style-name="P26"><text:tab/><text:tab/></text:p>
      <text:p text:style-name="P25"/>
      <text:p text:style-name="P25"><text:tab/><text:tab/><text:span text:style-name="T39">导航名_</text:span><text:span text:style-name="T49">7</text:span><text:span text:style-name="T39">:投资转让</text:span></text:p>
      <text:p text:style-name="P98"><text:tab/><text:tab/><text:tab/>功能名字_1:列表 <text:s/>功能类型:网格 (有网格/树形/编辑可选)<text:span text:style-name="T77">investtransfer/v1/list</text:span></text:p>
      <text:p text:style-name="P2"><text:tab/><text:tab/><text:tab/><text:tab/><text:bookmark-start text:name="__DdeLink__2795_1678149015"/>字段名称_<text:span text:style-name="T1">1</text:span>:项目名称</text:p>
      <text:p text:style-name="P2"><text:tab/><text:tab/><text:tab/><text:tab/>字段名称_<text:span text:style-name="T13">2</text:span>:结算进度</text:p>
      <text:p text:style-name="P2"><text:tab/><text:tab/><text:tab/><text:tab/>字段名称_<text:span text:style-name="T13">3</text:span>:转让时间</text:p>
      <text:p text:style-name="P2"><text:tab/><text:tab/><text:tab/><text:tab/>字段名称_<text:span text:style-name="T13">4</text:span>:转让人</text:p>
      <text:p text:style-name="P2"><text:tab/><text:tab/><text:tab/><text:tab/>字段名称_<text:span text:style-name="T13">5</text:span>:协议投资金额</text:p>
      <text:p text:style-name="P2"><text:tab/><text:tab/><text:tab/><text:tab/>字段名称_<text:span text:style-name="T13">6</text:span>:累计投资金额</text:p>
      <text:p text:style-name="P2"><text:tab/><text:tab/><text:tab/><text:tab/>字段名称_<text:span text:style-name="T13">7</text:span>:剩余投资金额</text:p>
      <text:p text:style-name="P2"><text:tab/><text:tab/><text:tab/><text:tab/>字段名称_<text:span text:style-name="T13">8</text:span>:被转让人</text:p>
      <text:p text:style-name="P2"><text:tab/><text:tab/><text:tab/><text:tab/>字段名称_<text:span text:style-name="T13">9</text:span>:需投资金额</text:p>
      <text:p text:style-name="P2"><text:tab/><text:tab/><text:tab/><text:tab/>字段名称_<text:span text:style-name="T13">10</text:span>:是否备案</text:p>
      <text:p text:style-name="P2"><text:tab/><text:tab/><text:tab/><text:tab/>字段名称_1<text:span text:style-name="T13">1</text:span>:备案时间<text:bookmark-end text:name="__DdeLink__2795_1678149015"/></text:p>
      <text:p text:style-name="P2"><text:tab/><text:tab/><text:tab/><text:tab/></text:p>
      <text:p text:style-name="P98"><text:tab/><text:tab/><text:tab/>功能名字_<text:span text:style-name="T7">2</text:span>:添加 <text:s/>功能类型:编辑 (有网格/树形/编辑可选)<text:span text:style-name="T77">investtransfer/v1/add</text:span></text:p>
      <text:p text:style-name="P34"><text:tab/><text:tab/><text:tab/><text:tab/>字段名称_<text:span text:style-name="T1">1</text:span>:项目名称 <text:s text:c="5"/><text:span text:style-name="T3">标签类型:文本框 必填</text:span></text:p>
      <text:p text:style-name="P34"><text:tab/><text:tab/><text:tab/><text:tab/>字段名称_<text:span text:style-name="T13">2</text:span>:结算进度 <text:s text:c="6"/><text:span text:style-name="T3">标签类型:文本框 必填</text:span></text:p>
      <text:p text:style-name="P34"><text:tab/><text:tab/><text:tab/><text:tab/>字段名称_<text:span text:style-name="T13">3</text:span>:转让时间 <text:s text:c="9"/><text:span text:style-name="T3">标签类型:日期框 必填</text:span></text:p>
      <text:p text:style-name="P34"><text:tab/><text:tab/><text:tab/><text:tab/>字段名称_<text:span text:style-name="T13">4</text:span>:转让人 <text:s text:c="10"/><text:span text:style-name="T3">标签类型:文本框 必填</text:span></text:p>
      <text:p text:style-name="P34"><text:tab/><text:tab/><text:tab/><text:tab/>字段名称_<text:span text:style-name="T13">5</text:span>:协议投资金额 <text:s text:c="5"/><text:span text:style-name="T3">标签类型:数值框 必填</text:span></text:p>
      <text:p text:style-name="P34"><text:tab/><text:tab/><text:tab/><text:tab/>字段名称_<text:span text:style-name="T13">6</text:span>:累计投资金额 <text:s text:c="6"/><text:span text:style-name="T3">标签类型:数值框 必填</text:span></text:p>
      <text:p text:style-name="P34"><text:tab/><text:tab/><text:tab/><text:tab/>字段名称_<text:span text:style-name="T13">7</text:span>:剩余投资金额 <text:s text:c="6"/><text:span text:style-name="T3">标签类型:数值框 必填</text:span></text:p>
      <text:p text:style-name="P34"><text:tab/><text:tab/><text:tab/><text:tab/>字段名称_<text:span text:style-name="T13">8</text:span>:被转让人 <text:s text:c="10"/><text:span text:style-name="T3">标签类型:文本框 必填</text:span></text:p>
      <text:p text:style-name="P34"><text:tab/><text:tab/><text:tab/><text:tab/>字段名称_<text:span text:style-name="T13">9</text:span>:需投资金额 <text:s text:c="8"/><text:span text:style-name="T3">标签类型:数值框 必填</text:span></text:p>
      <text:p text:style-name="P34"><text:tab/><text:tab/><text:tab/><text:tab/>字段名称_<text:span text:style-name="T13">10</text:span>:是否备案 <text:s text:c="7"/><text:span text:style-name="T3">标签类型:下拉框（是/否） 必填</text:span></text:p>
      <text:p text:style-name="P34"><text:tab/><text:tab/><text:tab/><text:tab/>字段名称_1<text:span text:style-name="T13">1</text:span>:备案时间 <text:s text:c="9"/><text:span text:style-name="T3">标签类型:日期框 必填</text:span></text:p>
      <text:p text:style-name="P2"><text:tab/><text:tab/><text:tab/><text:tab/></text:p>
      <text:p text:style-name="P2"/>
      <text:p text:style-name="P98"><text:tab/><text:tab/><text:tab/>功能名字_<text:span text:style-name="T7">3</text:span>:编辑 <text:s/>功能类型:编辑 (有网格/树形/编辑可选)<text:span text:style-name="T77">investtransfer/v1/edit</text:span></text:p>
      <text:p text:style-name="P35"><text:tab/><text:tab/><text:tab/><text:tab/>字段名称_<text:span text:style-name="T1">1</text:span>:项目名称 <text:s text:c="5"/><text:span text:style-name="T3">标签类型:文本框 必填</text:span></text:p>
      <text:p text:style-name="P35"><text:tab/><text:tab/><text:tab/><text:tab/>字段名称_<text:span text:style-name="T13">2</text:span>:结算进度 <text:s text:c="6"/><text:span text:style-name="T3">标签类型:文本框 必填</text:span></text:p>
      <text:p text:style-name="P35"><text:tab/><text:tab/><text:tab/><text:tab/>字段名称_<text:span text:style-name="T13">3</text:span>:转让时间 <text:s text:c="9"/><text:span text:style-name="T3">标签类型:日期框 必填</text:span></text:p>
      <text:p text:style-name="P35"><text:tab/><text:tab/><text:tab/><text:tab/>字段名称_<text:span text:style-name="T13">4</text:span>:转让人 <text:s text:c="10"/><text:span text:style-name="T3">标签类型:文本框 必填</text:span></text:p>
      <text:p text:style-name="P35"><text:tab/><text:tab/><text:tab/><text:tab/>字段名称_<text:span text:style-name="T13">5</text:span>:协议投资金额 <text:s text:c="5"/><text:span text:style-name="T3">标签类型:数值框 必填</text:span></text:p>
      <text:p text:style-name="P35"><text:tab/><text:tab/><text:tab/><text:tab/>字段名称_<text:span text:style-name="T13">6</text:span>:累计投资金额 <text:s text:c="6"/><text:span text:style-name="T3">标签类型:数值框 必填</text:span></text:p>
      <text:p text:style-name="P35"><text:tab/><text:tab/><text:tab/><text:tab/>字段名称_<text:span text:style-name="T13">7</text:span>:剩余投资金额 <text:s text:c="6"/><text:span text:style-name="T3">标签类型:数值框 必填</text:span></text:p>
      <text:p text:style-name="P35"><text:tab/><text:tab/><text:tab/><text:tab/>字段名称_<text:span text:style-name="T13">8</text:span>:被转让人 <text:s text:c="10"/><text:span text:style-name="T3">标签类型:文本框 必填</text:span></text:p>
      <text:p text:style-name="P35"><text:tab/><text:tab/><text:tab/><text:tab/>字段名称_<text:span text:style-name="T13">9</text:span>:需投资金额 <text:s text:c="8"/><text:span text:style-name="T3">标签类型:数值框 必填</text:span></text:p>
      <text:p text:style-name="P35"><text:tab/><text:tab/><text:tab/><text:tab/>字段名称_<text:span text:style-name="T13">10</text:span>:是否备案 <text:s text:c="7"/><text:span text:style-name="T3">标签类型:下拉框（是/否） 必填</text:span></text:p>
      <text:p text:style-name="P35"><text:tab/><text:tab/><text:tab/><text:tab/>字段名称_1<text:span text:style-name="T13">1</text:span>:备案时间 <text:s text:c="9"/><text:span text:style-name="T3">标签类型:日期框 必填</text:span></text:p>
      <text:p text:style-name="P35"/>
      <text:p text:style-name="P98"><text:tab/><text:tab/><text:tab/>功能名字_<text:span text:style-name="T2">4</text:span>:删除 <text:s/>功能类型:删除<text:span text:style-name="T77">investtransfer/v1/delete/{id}</text:span></text:p>
      <text:p text:style-name="P2"/>
      <text:p text:style-name="P98"><text:tab/><text:tab/><text:tab/>功能名字_<text:span text:style-name="T8">5</text:span>:上传附件 <text:s/>功能类型:<text:span text:style-name="T77">investtransfer/v1/uploadFile/{id}</text:span></text:p>
      <text:p text:style-name="P98"><text:tab/><text:tab/><text:tab/><text:tab/></text:p>
      <text:p text:style-name="P98"><text:tab/><text:tab/><text:tab/>功能名字_<text:span text:style-name="T12">6</text:span>:下载附件 <text:s/>功能类型:<text:tab/><text:span text:style-name="T77">investtransfer/v1/downloadFile</text:span></text:p>
      <text:p text:style-name="P98"><text:tab/><text:tab/><text:tab/>功能名字_<text:span text:style-name="T72">7</text:span>:查看附件 <text:s/>功能类型:<text:tab/><text:span text:style-name="T77">investtransfer/v1/listFile/{id}</text:span></text:p>
      <text:p text:style-name="P98"><text:tab/><text:tab/><text:tab/>功能名字_<text:span text:style-name="T72">8</text:span>:删除附件 <text:s/>功能类型:<text:tab/><text:span text:style-name="T77">investtransfer/v1/deleteFile</text:span></text:p>
      <text:p text:style-name="P2"/>
      <text:p text:style-name="P37"><text:tab/><text:span text:style-name="T16">导航下拉名_</text:span><text:span text:style-name="T17">3:资金分配</text:span></text:p>
      <text:p text:style-name="P2"><text:tab/><text:tab/><text:span text:style-name="T39">导航名_</text:span><text:span text:style-name="T44">1</text:span><text:span text:style-name="T39">:收益分配比例</text:span></text:p>
      <text:p text:style-name="P99"><text:tab/><text:tab/><text:tab/>功能名字_1:列表 <text:s/>功能类型:网格 (有网格/树形/编辑可选)<text:span text:style-name="T78">incomedistribution/v1/list</text:span></text:p>
      <text:p text:style-name="P2"><text:tab/><text:tab/><text:tab/><text:tab/><text:bookmark-start text:name="__DdeLink__5493_998034547"/>字段名称_<text:span text:style-name="T1">1</text:span>:投资人 </text:p>
      <text:p text:style-name="P2"><text:tab/><text:tab/><text:tab/><text:tab/>字段名称_<text:span text:style-name="T13">2</text:span>:项目名称 <text:s text:c="4"/></text:p>
      <text:p text:style-name="P64"><text:soft-page-break/><text:tab/><text:tab/><text:tab/><text:tab/>字段名称_<text:span text:style-name="T13">3</text:span>:一次分配比例 <text:span text:style-name="T53">(%)</text:span></text:p>
      <text:p text:style-name="P2"><text:tab/><text:tab/><text:tab/><text:tab/>字段名称_<text:span text:style-name="T13">4</text:span>:入资到账时间比例<text:span text:style-name="T53">(%)</text:span></text:p>
      <text:p text:style-name="P63"><text:tab/><text:tab/><text:tab/><text:tab/>字段名称_<text:span text:style-name="T13">5</text:span>:入资信用度比例 <text:s/><text:span text:style-name="T53">(%)</text:span> <text:s text:c="3"/></text:p>
      <text:p text:style-name="P2"><text:tab/><text:tab/><text:tab/><text:tab/>字段名称_<text:span text:style-name="T13">6</text:span>:其他 <text:s text:c="5"/></text:p>
      <text:p text:style-name="P63"><text:tab/><text:tab/><text:tab/><text:tab/>字段名称_<text:span text:style-name="T13">7</text:span>:投资分配比例 <text:span text:style-name="T53">(%)</text:span></text:p>
      <text:p text:style-name="P63"><text:tab/><text:tab/><text:tab/><text:tab/>字段名称_<text:span text:style-name="T13">8</text:span>:风险控制保证金比例<text:span text:style-name="T53">(%)</text:span> <text:s/></text:p>
      <text:p text:style-name="P63"><text:tab/><text:tab/><text:tab/><text:tab/>字段名称_<text:span text:style-name="T13">9</text:span>:总分配比例<text:span text:style-name="T53">(%)</text:span></text:p>
      <text:p text:style-name="P2"><text:tab/><text:tab/><text:tab/><text:tab/>字段名称_<text:span text:style-name="T13">10</text:span>:备注</text:p>
      <text:p text:style-name="P2"><text:s text:c="8"/><text:bookmark-end text:name="__DdeLink__5493_998034547"/></text:p>
      <text:p text:style-name="P99"><text:tab/><text:tab/><text:tab/>功能名字_<text:span text:style-name="T7">2</text:span>:添加 <text:s/>功能类型:编辑 (有网格/树形/编辑可选)<text:span text:style-name="T78">incomedistribution/v1/add</text:span></text:p>
      <text:p text:style-name="P38"><text:tab/><text:tab/><text:tab/><text:tab/>字段名称_<text:span text:style-name="T1">1</text:span>:投资人 <text:s text:c="9"/><text:span text:style-name="T3">标签类型:文本框 必填</text:span></text:p>
      <text:p text:style-name="P38"><text:tab/><text:tab/><text:tab/><text:tab/>字段名称_<text:span text:style-name="T13">2</text:span>:项目名称 <text:s text:c="9"/><text:span text:style-name="T3">标签类型:文本框 必填</text:span></text:p>
      <text:p text:style-name="P65"><text:tab/><text:tab/><text:tab/><text:tab/>字段名称_<text:span text:style-name="T13">3</text:span>:一次分配比例<text:span text:style-name="T53">(%)</text:span> <text:s text:c="10"/><text:span text:style-name="T3">标签类型:数值框 必填</text:span></text:p>
      <text:p text:style-name="P65"><text:tab/><text:tab/><text:tab/><text:tab/>字段名称_<text:span text:style-name="T13">4</text:span>:入资到账时间比例 <text:span text:style-name="T53">(%)</text:span> <text:s text:c="6"/><text:span text:style-name="T3">标签类型:数值框 必填</text:span></text:p>
      <text:p text:style-name="P65"><text:tab/><text:tab/><text:tab/><text:tab/>字段名称_<text:span text:style-name="T13">5</text:span>:入资信用度比例<text:span text:style-name="T53">(%)</text:span> <text:s text:c="10"/><text:span text:style-name="T3">标签类型:数值框 必填</text:span></text:p>
      <text:p text:style-name="P38"><text:tab/><text:tab/><text:tab/><text:tab/>字段名称_<text:span text:style-name="T13">6</text:span>:其他 <text:s text:c="17"/><text:span text:style-name="T3">标签类型:文本框 必填</text:span></text:p>
      <text:p text:style-name="P65"><text:tab/><text:tab/><text:tab/><text:tab/>字段名称_<text:span text:style-name="T13">7</text:span>:投资分配比例 <text:span text:style-name="T53">(%)</text:span> <text:s text:c="10"/><text:span text:style-name="T3">标签类型:数值框 必填</text:span></text:p>
      <text:p text:style-name="P65"><text:tab/><text:tab/><text:tab/><text:tab/>字段名称_<text:span text:style-name="T13">8</text:span>:风险控制保证金比例 <text:span text:style-name="T53">(%)</text:span> <text:s text:c="7"/><text:span text:style-name="T3">标签类型:数值框 必填</text:span></text:p>
      <text:p text:style-name="P66"><text:tab/><text:tab/><text:tab/><text:tab/>字段名称_<text:span text:style-name="T13">9</text:span>:总分配比例 <text:span text:style-name="T53">(%)</text:span> <text:s text:c="12"/><text:span text:style-name="T3">标签类型:数值框 必填</text:span></text:p>
      <text:p text:style-name="P38"><text:tab/><text:tab/><text:tab/><text:tab/>字段名称_<text:span text:style-name="T13">10</text:span>:备注 <text:s text:c="14"/><text:span text:style-name="T3">标签类型:文本框 </text:span></text:p>
      <text:p text:style-name="P2"><text:tab/><text:tab/><text:tab/></text:p>
      <text:p text:style-name="P2"/>
      <text:p text:style-name="P99"><text:tab/><text:tab/><text:tab/>功能名字_<text:span text:style-name="T7">3</text:span>:编辑 <text:s/>功能类型:编辑 (有网格/树形/编辑可选)<text:span text:style-name="T78">incomedistribution/v1/edit</text:span></text:p>
      <text:p text:style-name="P39"><text:tab/><text:tab/><text:tab/><text:tab/>字段名称_<text:span text:style-name="T1">1</text:span>:投资人 <text:s text:c="9"/><text:span text:style-name="T3">标签类型:文本框 必填</text:span></text:p>
      <text:p text:style-name="P39"><text:tab/><text:tab/><text:tab/><text:tab/>字段名称_<text:span text:style-name="T13">2</text:span>:项目名称 <text:s text:c="9"/><text:span text:style-name="T3">标签类型:文本框 必填</text:span></text:p>
      <text:p text:style-name="P67"><text:tab/><text:tab/><text:tab/><text:tab/>字段名称_<text:span text:style-name="T13">3</text:span>:一次分配比例 <text:span text:style-name="T53">(%)</text:span> <text:s text:c="9"/><text:span text:style-name="T3">标签类型:数值框 必填</text:span></text:p>
      <text:p text:style-name="P67"><text:tab/><text:tab/><text:tab/><text:tab/>字段名称_<text:span text:style-name="T13">4</text:span>:入资到账时间比例<text:span text:style-name="T53">(%)</text:span> <text:s text:c="7"/><text:span text:style-name="T3">标签类型:数值框 必填</text:span></text:p>
      <text:p text:style-name="P67"><text:tab/><text:tab/><text:tab/><text:tab/>字段名称_<text:span text:style-name="T13">5</text:span>:入资信用度比例 <text:span text:style-name="T53">(%)</text:span> <text:s text:c="9"/><text:span text:style-name="T3">标签类型:数值框 必填</text:span></text:p>
      <text:p text:style-name="P39"><text:tab/><text:tab/><text:tab/><text:tab/>字段名称_<text:span text:style-name="T13">6</text:span>:其他 <text:s text:c="17"/><text:span text:style-name="T3">标签类型:文本框 必填</text:span></text:p>
      <text:p text:style-name="P67"><text:tab/><text:tab/><text:tab/><text:tab/>字段名称_<text:span text:style-name="T13">7</text:span>:投资分配比例 <text:s text:c="2"/><text:span text:style-name="T53">(%)</text:span> <text:s text:c="8"/><text:span text:style-name="T3">标签类型:数值框 必填</text:span></text:p>
      <text:p text:style-name="P67"><text:tab/><text:tab/><text:tab/><text:tab/>字段名称_<text:span text:style-name="T13">8</text:span>:风险控制保证金比例<text:span text:style-name="T53">(%)</text:span> <text:s text:c="8"/><text:span text:style-name="T3">标签类型:数值框 必填</text:span></text:p>
      <text:p text:style-name="P67"><text:tab/><text:tab/><text:tab/><text:tab/>字段名称_<text:span text:style-name="T13">9</text:span>:总分配比例<text:span text:style-name="T53">(%)</text:span> <text:s text:c="13"/><text:span text:style-name="T3">标签类型:数值框 必填</text:span></text:p>
      <text:p text:style-name="P39"><text:tab/><text:tab/><text:tab/><text:tab/>字段名称_<text:span text:style-name="T13">10</text:span>:备注 <text:s text:c="14"/><text:span text:style-name="T3">标签类型:文本框</text:span></text:p>
      <text:p text:style-name="P2"><text:tab/><text:tab/><text:tab/></text:p>
      <text:p text:style-name="P99"><text:tab/><text:tab/><text:tab/>功能名字_<text:span text:style-name="T2">4</text:span>:删除 <text:s/>功能类型:删除<text:span text:style-name="T78">incomedistribution/v1/delete/{id}</text:span></text:p>
      <text:p text:style-name="P2"/>
      <text:p text:style-name="P40"><text:tab/><text:tab/><text:span text:style-name="T39">导航名_</text:span><text:span text:style-name="T45">2</text:span><text:span text:style-name="T39">:收益分配额</text:span></text:p>
      <text:p text:style-name="P99"><text:tab/><text:tab/><text:tab/>功能名字_1:列表 <text:s/>功能类型:网格 (有网格/树形/编辑可选)<text:span text:style-name="T78">incomequota/v1/list</text:span></text:p>
      <text:p text:style-name="P40"><text:tab/><text:tab/><text:tab/><text:tab/>字段名称_<text:span text:style-name="T1">1</text:span>:投资人 </text:p>
      <text:p text:style-name="P40"><text:tab/><text:tab/><text:tab/><text:tab/>字段名称_<text:span text:style-name="T13">2</text:span>:项目名称 <text:s text:c="4"/></text:p>
      <text:p text:style-name="P68"><text:tab/><text:tab/><text:tab/><text:tab/>字段名称_<text:span text:style-name="T13">3</text:span>:一次分配比例 <text:span text:style-name="T53">(%)</text:span></text:p>
      <text:p text:style-name="P68"><text:tab/><text:tab/><text:tab/><text:tab/>字段名称_<text:span text:style-name="T13">4</text:span>:入资到账时间比例<text:span text:style-name="T53">(%)</text:span></text:p>
      <text:p text:style-name="P68"><text:tab/><text:tab/><text:tab/><text:tab/>字段名称_<text:span text:style-name="T13">5</text:span>:入资信用度比例<text:span text:style-name="T53">(%)</text:span> <text:s text:c="5"/></text:p>
      <text:p text:style-name="P40"><text:tab/><text:tab/><text:tab/><text:tab/>字段名称_<text:span text:style-name="T13">6</text:span>:其他 <text:s text:c="5"/></text:p>
      <text:p text:style-name="P68"><text:tab/><text:tab/><text:tab/><text:tab/>字段名称_<text:span text:style-name="T13">7</text:span>:投资分配额（该项目的累计投资金额*投资分配比例） </text:p>
      <text:p text:style-name="P41"><text:tab/><text:tab/><text:tab/><text:tab/>字段名称_<text:span text:style-name="T13">8</text:span>:风险控制保证金额（该项目的累计投资金额*风险控制保证金比例） <text:s/></text:p>
      <text:p text:style-name="P41"><text:tab/><text:tab/><text:tab/><text:tab/>字段名称_<text:span text:style-name="T13">9</text:span>:总分配额（该项目的累计投资金额*总分配比例）</text:p>
      <text:p text:style-name="P40"><text:tab/><text:tab/><text:tab/><text:tab/>字段名称_<text:span text:style-name="T13">10</text:span>:备注</text:p>
      <text:p text:style-name="P40"><text:s text:c="8"/></text:p>
      <text:p text:style-name="P99"><text:tab/><text:tab/><text:tab/>功能名字_<text:span text:style-name="T7">2</text:span>:添加 <text:s/>功能类型:编辑 (有网格/树形/编辑可选)<text:span text:style-name="T78">incomequota/v1/add</text:span></text:p>
      <text:p text:style-name="P40"><text:tab/><text:tab/><text:tab/><text:tab/>字段名称_<text:span text:style-name="T1">1</text:span>:投资人 <text:s text:c="9"/><text:span text:style-name="T3">标签类型:文本框 必填</text:span></text:p>
      <text:p text:style-name="P40"><text:tab/><text:tab/><text:tab/><text:tab/>字段名称_<text:span text:style-name="T13">2</text:span>:项目名称 <text:s text:c="9"/><text:span text:style-name="T3">标签类型:文本框 必填</text:span></text:p>
      <text:p text:style-name="P69"><text:tab/><text:tab/><text:tab/><text:tab/>字段名称_<text:span text:style-name="T13">3</text:span>:一次分配比例<text:span text:style-name="T53">(%)</text:span> <text:s text:c="10"/><text:span text:style-name="T3">标签类型:数值框 必填</text:span></text:p>
      <text:p text:style-name="P69"><text:tab/><text:tab/><text:tab/><text:tab/>字段名称_<text:span text:style-name="T13">4</text:span>:入资到账时间比例<text:span text:style-name="T53">(%)</text:span> <text:s text:c="7"/><text:span text:style-name="T3">标签类型:数值框 必填</text:span></text:p>
      <text:p text:style-name="P69"><text:tab/><text:tab/><text:tab/><text:tab/>字段名称_<text:span text:style-name="T13">5</text:span>:入资信用度比例<text:span text:style-name="T53">(%)</text:span> <text:s text:c="10"/><text:span text:style-name="T3">标签类型:数值框 必填</text:span></text:p>
      <text:p text:style-name="P40"><text:tab/><text:tab/><text:tab/><text:tab/>字段名称_<text:span text:style-name="T13">6</text:span>:其他 <text:s text:c="17"/><text:span text:style-name="T3">标签类型:文本框 必填</text:span></text:p>
      <text:p text:style-name="P42"><text:tab/><text:tab/><text:tab/><text:tab/>字段名称_<text:span text:style-name="T13">7</text:span>:投资分配额 <text:s text:c="11"/><text:span text:style-name="T3">标签类型:数值框 </text:span></text:p>
      <text:p text:style-name="P40"><text:tab/><text:tab/><text:tab/><text:tab/>字段名称_<text:span text:style-name="T13">8</text:span>:风险控制保证金额 <text:s text:c="7"/><text:span text:style-name="T3">标签类型:数值框 </text:span></text:p>
      <text:p text:style-name="P40"><text:soft-page-break/><text:tab/><text:tab/><text:tab/><text:tab/>字段名称_<text:span text:style-name="T13">9</text:span>:总分配比额 <text:s text:c="13"/><text:span text:style-name="T3">标签类型:数值框 </text:span></text:p>
      <text:p text:style-name="P40"><text:tab/><text:tab/><text:tab/><text:tab/>字段名称_<text:span text:style-name="T13">10</text:span>:备注 <text:s text:c="14"/><text:span text:style-name="T3">标签类型:文本框 </text:span></text:p>
      <text:p text:style-name="P40"><text:tab/><text:tab/><text:tab/></text:p>
      <text:p text:style-name="P40"/>
      <text:p text:style-name="P99"><text:tab/><text:tab/><text:tab/>功能名字_<text:span text:style-name="T7">3</text:span>:编辑 <text:s/>功能类型:编辑 (有网格/树形/编辑可选)<text:span text:style-name="T78">incomequota/v1/edit</text:span></text:p>
      <text:p text:style-name="P43"><text:tab/><text:tab/><text:tab/><text:tab/>字段名称_<text:span text:style-name="T1">1</text:span>:投资人 <text:s text:c="9"/><text:span text:style-name="T3">标签类型:文本框 必填</text:span></text:p>
      <text:p text:style-name="P43"><text:tab/><text:tab/><text:tab/><text:tab/>字段名称_<text:span text:style-name="T13">2</text:span>:项目名称 <text:s text:c="9"/><text:span text:style-name="T3">标签类型:文本框 必填</text:span></text:p>
      <text:p text:style-name="P69"><text:tab/><text:tab/><text:tab/><text:tab/>字段名称_<text:span text:style-name="T13">3</text:span>:一次分配比例<text:span text:style-name="T53">(%)</text:span> <text:s text:c="10"/><text:span text:style-name="T3">标签类型:数值框 必填</text:span></text:p>
      <text:p text:style-name="P69"><text:tab/><text:tab/><text:tab/><text:tab/>字段名称_<text:span text:style-name="T13">4</text:span>:入资到账时间比例<text:span text:style-name="T53">(%)</text:span> <text:s text:c="7"/><text:span text:style-name="T3">标签类型:数值框 必填</text:span></text:p>
      <text:p text:style-name="P69"><text:tab/><text:tab/><text:tab/><text:tab/>字段名称_<text:span text:style-name="T13">5</text:span>:入资信用度比例 <text:span text:style-name="T53">(%)</text:span> <text:s text:c="9"/><text:span text:style-name="T3">标签类型:数值框 必填</text:span></text:p>
      <text:p text:style-name="P43"><text:tab/><text:tab/><text:tab/><text:tab/>字段名称_<text:span text:style-name="T13">6</text:span>:其他 <text:s text:c="17"/><text:span text:style-name="T3">标签类型:文本框 必填</text:span></text:p>
      <text:p text:style-name="P43"><text:tab/><text:tab/><text:tab/><text:tab/>字段名称_<text:span text:style-name="T13">7</text:span>:投资分配额 <text:s text:c="11"/><text:span text:style-name="T3">标签类型:数值框 </text:span></text:p>
      <text:p text:style-name="P43"><text:tab/><text:tab/><text:tab/><text:tab/>字段名称_<text:span text:style-name="T13">8</text:span>:风险控制保证金额 <text:s text:c="7"/><text:span text:style-name="T3">标签类型:数值框 </text:span></text:p>
      <text:p text:style-name="P43"><text:tab/><text:tab/><text:tab/><text:tab/>字段名称_<text:span text:style-name="T13">9</text:span>:总分配比额 <text:s text:c="13"/><text:span text:style-name="T3">标签类型:数值框 </text:span></text:p>
      <text:p text:style-name="P43"><text:tab/><text:tab/><text:tab/><text:tab/>字段名称_<text:span text:style-name="T13">10</text:span>:备注 <text:s text:c="14"/><text:span text:style-name="T3">标签类型:文本框 </text:span></text:p>
      <text:p text:style-name="P43"><text:tab/><text:tab/><text:tab/></text:p>
      <text:p text:style-name="P99"><text:tab/><text:tab/><text:tab/>功能名字_<text:span text:style-name="T2">4</text:span>:删除 <text:s/>功能类型:删除<text:span text:style-name="T78">incomequota/v1/delete/{id}</text:span></text:p>
      <text:p text:style-name="P40"/>
      <text:p text:style-name="P45"><text:tab/><text:span text:style-name="T16">导航下拉名_</text:span><text:span text:style-name="T17">4:资金退出</text:span></text:p>
      <text:p text:style-name="P44"><text:tab/><text:tab/><text:span text:style-name="T39">导航名_</text:span><text:span text:style-name="T44">1</text:span><text:span text:style-name="T39">:资金退出申请表</text:span></text:p>
      <text:p text:style-name="P99"><text:tab/><text:tab/><text:tab/>功能名字_1:列表 <text:s/>功能类型:网格 (有网格/树形/编辑可选)<text:span text:style-name="T78">moneyexitapply/v1/list</text:span></text:p>
      <text:p text:style-name="P44"><text:tab/><text:tab/><text:tab/><text:tab/>字段名称_<text:span text:style-name="T1">1</text:span>:投资人 </text:p>
      <text:p text:style-name="P44"><text:tab/><text:tab/><text:tab/><text:tab/>字段名称_<text:span text:style-name="T13">2</text:span>:协议投资金额 <text:s text:c="3"/></text:p>
      <text:p text:style-name="P44"><text:tab/><text:tab/><text:tab/><text:tab/>字段名称_<text:span text:style-name="T13">3</text:span>:累计投资金额 </text:p>
      <text:p text:style-name="P44"><text:tab/><text:tab/><text:tab/><text:tab/>字段名称_<text:span text:style-name="T13">4</text:span>:投资方式</text:p>
      <text:p text:style-name="P44"><text:tab/><text:tab/><text:tab/><text:tab/>字段名称_<text:span text:style-name="T13">5</text:span>:投资项目 <text:s text:c="3"/></text:p>
      <text:p text:style-name="P44"><text:tab/><text:tab/><text:tab/><text:tab/>字段名称_<text:span text:style-name="T13">6</text:span>:开工时间</text:p>
      <text:p text:style-name="P44"><text:tab/><text:tab/><text:tab/><text:tab/>字段名称_<text:span text:style-name="T13">7</text:span>:完工时间</text:p>
      <text:p text:style-name="P44"><text:tab/><text:tab/><text:tab/><text:tab/>字段名称_<text:span text:style-name="T13">8</text:span>:项目进度 <text:s/></text:p>
      <text:p text:style-name="P44"><text:tab/><text:tab/><text:tab/><text:tab/>字段名称_<text:span text:style-name="T13">9</text:span>:结算进度</text:p>
      <text:p text:style-name="P44"><text:tab/><text:tab/><text:tab/><text:tab/>字段名称_<text:span text:style-name="T13">10</text:span>:预计到账时间</text:p>
      <text:p text:style-name="P53"><text:tab/><text:tab/><text:tab/><text:tab/>字段名称_<text:span text:style-name="T34">11</text:span>:退出时间</text:p>
      <text:p text:style-name="P53"><text:tab/><text:tab/><text:tab/><text:tab/>字段名称_<text:span text:style-name="T34">12</text:span>:退出利率</text:p>
      <text:p text:style-name="P53"><text:tab/><text:tab/><text:tab/><text:tab/>字段名称_<text:span text:style-name="T34">13</text:span>:退出金额</text:p>
      <text:p text:style-name="P53"><text:tab/><text:tab/><text:tab/><text:tab/>字段名称_<text:span text:style-name="T34">14</text:span>:剩余金额<text:span text:style-name="T35">（累计投资金额-退出金额）</text:span></text:p>
      <text:p text:style-name="P53"><text:tab/><text:tab/><text:tab/><text:tab/>字段名称_<text:span text:style-name="T34">15</text:span>:退出利息</text:p>
      <text:p text:style-name="P53"><text:tab/><text:tab/><text:tab/><text:tab/>字段名称_<text:span text:style-name="T34">16</text:span>:审批人</text:p>
      <text:p text:style-name="P53"><text:tab/><text:tab/><text:tab/><text:tab/>字段名称_<text:span text:style-name="T34">17</text:span>:审批时间</text:p>
      <text:p text:style-name="P53"><text:tab/><text:tab/><text:tab/><text:tab/>字段名称_<text:span text:style-name="T13">18</text:span>:审批意见</text:p>
      <text:p text:style-name="P103"><text:tab/><text:tab/><text:tab/><text:tab/>字段名称_<text:span text:style-name="T82">19</text:span>:是否通过</text:p>
      <text:p text:style-name="P44"><text:s text:c="8"/></text:p>
      <text:p text:style-name="P99"><text:tab/><text:tab/><text:tab/>功能名字_<text:span text:style-name="T7">2</text:span>:添加 <text:s/>功能类型:编辑 (有网格/树形/编辑可选)<text:span text:style-name="T78">moneyexitapply/v1/add</text:span></text:p>
      <text:p text:style-name="P54"><text:tab/><text:tab/><text:tab/><text:tab/>字段名称_<text:span text:style-name="T1">1</text:span>:投资人 <text:s text:c="8"/>标签类型:文本<text:span text:style-name="T81">框 必填</text:span></text:p>
      <text:p text:style-name="P102"><text:tab/><text:tab/><text:tab/><text:tab/>字段名称_<text:span text:style-name="T13">2</text:span>:协议投资金额 <text:s text:c="4"/>标签类型:数值<text:span text:style-name="T81">框 必填</text:span></text:p>
      <text:p text:style-name="P102"><text:tab/><text:tab/><text:tab/><text:tab/>字段名称_<text:span text:style-name="T13">3</text:span>:累计投资金额 <text:s text:c="4"/>标签类型:数值<text:span text:style-name="T81">框 必填</text:span></text:p>
      <text:p text:style-name="P102"><text:tab/><text:tab/><text:tab/><text:tab/>字段名称_<text:span text:style-name="T13">4</text:span>:投资方式 <text:s text:c="8"/>标签类型:文本<text:span text:style-name="T81">框 必填</text:span></text:p>
      <text:p text:style-name="P102"><text:tab/><text:tab/><text:tab/><text:tab/>字段名称_<text:span text:style-name="T13">5</text:span>:投资项目 <text:s text:c="10"/>标签类型:文本<text:span text:style-name="T81">框 必填</text:span></text:p>
      <text:p text:style-name="P102"><text:tab/><text:tab/><text:tab/><text:tab/>字段名称_<text:span text:style-name="T13">6</text:span>:开工时间 <text:s text:c="8"/>标签类型:日期<text:span text:style-name="T81">框 必填</text:span></text:p>
      <text:p text:style-name="P102"><text:tab/><text:tab/><text:tab/><text:tab/>字段名称_<text:span text:style-name="T13">7</text:span>:完工时间 <text:s text:c="7"/>标签类型:日期<text:span text:style-name="T81">框 必填</text:span></text:p>
      <text:p text:style-name="P102"><text:tab/><text:tab/><text:tab/><text:tab/>字段名称_<text:span text:style-name="T13">8</text:span>:项目进度 <text:s text:c="10"/>标签类型:文本<text:span text:style-name="T81">框 必填</text:span></text:p>
      <text:p text:style-name="P102"><text:tab/><text:tab/><text:tab/><text:tab/>字段名称_<text:span text:style-name="T13">9</text:span>:结算进度 <text:s text:c="9"/>标签类型:文本<text:span text:style-name="T81">框 必填</text:span></text:p>
      <text:p text:style-name="P102"><text:tab/><text:tab/><text:tab/><text:tab/>字段名称_<text:span text:style-name="T13">10</text:span>:预计到账时间 <text:s text:c="5"/>标签类型:日期<text:span text:style-name="T81">框 必填</text:span></text:p>
      <text:p text:style-name="P102"><text:tab/><text:tab/><text:tab/><text:tab/>字段名称_<text:span text:style-name="T34">11</text:span>:退出时间 <text:s text:c="6"/>标签类型:日期<text:span text:style-name="T81">框 必填</text:span></text:p>
      <text:p text:style-name="P102"><text:tab/><text:tab/><text:tab/><text:tab/>字段名称_<text:span text:style-name="T34">12</text:span>:退出利率 <text:s text:c="7"/>标签类型:数值<text:span text:style-name="T81">框 必填</text:span></text:p>
      <text:p text:style-name="P102"><text:tab/><text:tab/><text:tab/><text:tab/>字段名称_<text:span text:style-name="T34">13</text:span>:退出金额 <text:s text:c="7"/>标签类型:数值<text:span text:style-name="T81">框 必填</text:span></text:p>
      <text:p text:style-name="P102"><text:tab/><text:tab/><text:tab/><text:tab/>字段名称_<text:span text:style-name="T34">15</text:span>:退出利息 <text:s text:c="7"/>标签类型:数值<text:span text:style-name="T81">框 必填</text:span></text:p>
      <text:p text:style-name="P54"><text:tab/><text:tab/><text:tab/></text:p>
      <text:p text:style-name="P44"><text:tab/><text:tab/><text:tab/></text:p>
      <text:p text:style-name="P44"/>
      <text:p text:style-name="P99"><text:tab/><text:tab/><text:tab/>功能名字_<text:span text:style-name="T7">3</text:span>:编辑 <text:s/>功能类型:编辑 (有网格/树形/编辑可选)<text:span text:style-name="T78">moneyexitapply/v1/edit</text:span></text:p>
      <text:p text:style-name="P105"><text:soft-page-break/><text:tab/><text:tab/><text:tab/><text:tab/>字段名称_<text:span text:style-name="T1">1</text:span>:投资人 <text:s text:c="8"/>标签类型:文本<text:span text:style-name="T81">框 必填</text:span></text:p>
      <text:p text:style-name="P105"><text:tab/><text:tab/><text:tab/><text:tab/>字段名称_<text:span text:style-name="T13">2</text:span>:协议投资金额 <text:s text:c="4"/>标签类型:数值<text:span text:style-name="T81">框 必填</text:span></text:p>
      <text:p text:style-name="P105"><text:tab/><text:tab/><text:tab/><text:tab/>字段名称_<text:span text:style-name="T13">3</text:span>:累计投资金额 <text:s text:c="4"/>标签类型:数值<text:span text:style-name="T81">框 必填</text:span></text:p>
      <text:p text:style-name="P105"><text:tab/><text:tab/><text:tab/><text:tab/>字段名称_<text:span text:style-name="T13">4</text:span>:投资方式 <text:s text:c="8"/>标签类型:文本<text:span text:style-name="T81">框 必填</text:span></text:p>
      <text:p text:style-name="P105"><text:tab/><text:tab/><text:tab/><text:tab/>字段名称_<text:span text:style-name="T13">5</text:span>:投资项目 <text:s text:c="10"/>标签类型:文本<text:span text:style-name="T81">框 必填</text:span></text:p>
      <text:p text:style-name="P105"><text:tab/><text:tab/><text:tab/><text:tab/>字段名称_<text:span text:style-name="T13">6</text:span>:开工时间 <text:s text:c="8"/>标签类型:日期<text:span text:style-name="T81">框 必填</text:span></text:p>
      <text:p text:style-name="P105"><text:tab/><text:tab/><text:tab/><text:tab/>字段名称_<text:span text:style-name="T13">7</text:span>:完工时间 <text:s text:c="7"/>标签类型:日期<text:span text:style-name="T81">框 必填</text:span></text:p>
      <text:p text:style-name="P105"><text:tab/><text:tab/><text:tab/><text:tab/>字段名称_<text:span text:style-name="T13">8</text:span>:项目进度 <text:s text:c="10"/>标签类型:文本<text:span text:style-name="T81">框 必填</text:span></text:p>
      <text:p text:style-name="P105"><text:tab/><text:tab/><text:tab/><text:tab/>字段名称_<text:span text:style-name="T13">9</text:span>:结算进度 <text:s text:c="9"/>标签类型:文本<text:span text:style-name="T81">框 必填</text:span></text:p>
      <text:p text:style-name="P105"><text:tab/><text:tab/><text:tab/><text:tab/>字段名称_<text:span text:style-name="T13">10</text:span>:预计到账时间 <text:s text:c="5"/>标签类型:日期<text:span text:style-name="T81">框 必填</text:span></text:p>
      <text:p text:style-name="P105"><text:tab/><text:tab/><text:tab/><text:tab/>字段名称_<text:span text:style-name="T34">11</text:span>:退出时间 <text:s text:c="6"/>标签类型:日期<text:span text:style-name="T81">框 必填</text:span></text:p>
      <text:p text:style-name="P105"><text:tab/><text:tab/><text:tab/><text:tab/>字段名称_<text:span text:style-name="T34">12</text:span>:退出利率 <text:s text:c="7"/>标签类型:数值<text:span text:style-name="T81">框 必填</text:span></text:p>
      <text:p text:style-name="P105"><text:tab/><text:tab/><text:tab/><text:tab/>字段名称_<text:span text:style-name="T34">13</text:span>:退出金额 <text:s text:c="7"/>标签类型:数值<text:span text:style-name="T81">框 必填</text:span></text:p>
      <text:p text:style-name="P105"><text:tab/><text:tab/><text:tab/><text:tab/>字段名称_<text:span text:style-name="T34">15</text:span>:退出利息 <text:s text:c="7"/>标签类型:数值<text:span text:style-name="T81">框 必填</text:span></text:p>
      <text:p text:style-name="P44"><text:tab/><text:tab/><text:tab/><text:tab/></text:p>
      <text:p text:style-name="P44"><text:tab/><text:tab/><text:tab/></text:p>
      <text:p text:style-name="P99"><text:tab/><text:tab/><text:tab/>功能名字_<text:span text:style-name="T2">4</text:span>:删除 <text:s/>功能类型:删除<text:span text:style-name="T78">moneyexitapply/v1/delete/{id}</text:span></text:p>
      <text:p text:style-name="P101"><text:tab/><text:tab/><text:tab/>功能名字_<text:span text:style-name="T78">5</text:span>:审核 <text:s/>功能类型:<text:span text:style-name="T80">moneyexitapply/v1/audit</text:span></text:p>
      <text:p text:style-name="P106"><text:tab/><text:tab/><text:tab/><text:tab/>字段名称_<text:span text:style-name="T34">1</text:span>:审批人 <text:s text:c="5"/>标签类型:文本<text:span text:style-name="T81">框 必填</text:span></text:p>
      <text:p text:style-name="P106"><text:tab/><text:tab/><text:tab/><text:tab/>字段名称_<text:span text:style-name="T79">2</text:span>:审批意见 <text:s text:c="3"/>标签类型:文本<text:span text:style-name="T81">框 必填</text:span></text:p>
      <text:p text:style-name="P106"><text:tab/><text:tab/><text:tab/><text:tab/>字段名称_<text:span text:style-name="T83">3</text:span>:审批时间 <text:s text:c="4"/>标签类型:日期<text:span text:style-name="T81">框 必填</text:span></text:p>
      <text:p text:style-name="P106"><text:tab/><text:tab/><text:tab/><text:tab/>字段名称_<text:span text:style-name="T83">4</text:span>:是否通过 <text:s text:c="4"/>标签类型:下拉<text:span text:style-name="T81">框（是/否） 必填</text:span></text:p>
      <text:p text:style-name="P106"/>
      <text:p text:style-name="P45"><text:tab/><text:tab/><text:span text:style-name="T39">导航名_</text:span><text:span text:style-name="T46">2</text:span><text:span text:style-name="T39">:资金退出记录</text:span></text:p>
      <text:p text:style-name="P107"><text:tab/><text:tab/><text:tab/>功能名字_1:列表 <text:s/>功能类型:网格 (有网格/树形/编辑可选)<text:span text:style-name="T84">moneyexitapplywrongrecord/v1/list</text:span></text:p>
      <text:p text:style-name="P55"><text:tab/><text:tab/><text:tab/><text:tab/>字段名称_<text:span text:style-name="T1">1</text:span>:投资人 </text:p>
      <text:p text:style-name="P55"><text:tab/><text:tab/><text:tab/><text:tab/>字段名称_<text:span text:style-name="T13">2</text:span>:协议投资金额 <text:s text:c="3"/></text:p>
      <text:p text:style-name="P55"><text:tab/><text:tab/><text:tab/><text:tab/>字段名称_<text:span text:style-name="T13">3</text:span>:累计投资金额 </text:p>
      <text:p text:style-name="P55"><text:tab/><text:tab/><text:tab/><text:tab/>字段名称_<text:span text:style-name="T13">4</text:span>:投资方式</text:p>
      <text:p text:style-name="P55"><text:tab/><text:tab/><text:tab/><text:tab/>字段名称_<text:span text:style-name="T13">5</text:span>:投资项目 <text:s text:c="3"/></text:p>
      <text:p text:style-name="P55"><text:tab/><text:tab/><text:tab/><text:tab/>字段名称_<text:span text:style-name="T13">6</text:span>:开工时间</text:p>
      <text:p text:style-name="P55"><text:tab/><text:tab/><text:tab/><text:tab/>字段名称_<text:span text:style-name="T13">7</text:span>:完工时间</text:p>
      <text:p text:style-name="P55"><text:tab/><text:tab/><text:tab/><text:tab/>字段名称_<text:span text:style-name="T13">8</text:span>:项目进度 <text:s/></text:p>
      <text:p text:style-name="P55"><text:tab/><text:tab/><text:tab/><text:tab/>字段名称_<text:span text:style-name="T13">9</text:span>:结算进度</text:p>
      <text:p text:style-name="P55"><text:tab/><text:tab/><text:tab/><text:tab/>字段名称_<text:span text:style-name="T13">10</text:span>:预计到账时间</text:p>
      <text:p text:style-name="P55"><text:tab/><text:tab/><text:tab/><text:tab/>字段名称_<text:span text:style-name="T34">11</text:span>:退出时间</text:p>
      <text:p text:style-name="P55"><text:tab/><text:tab/><text:tab/><text:tab/>字段名称_<text:span text:style-name="T34">12</text:span>:退出利率</text:p>
      <text:p text:style-name="P55"><text:tab/><text:tab/><text:tab/><text:tab/>字段名称_<text:span text:style-name="T34">13</text:span>:退出金额</text:p>
      <text:p text:style-name="P55"><text:tab/><text:tab/><text:tab/><text:tab/>字段名称_<text:span text:style-name="T34">14</text:span>:剩余金额<text:span text:style-name="T35">（累计投资金额-退出金额）</text:span></text:p>
      <text:p text:style-name="P55"><text:tab/><text:tab/><text:tab/><text:tab/>字段名称_<text:span text:style-name="T34">15</text:span>:退出利息</text:p>
      <text:p text:style-name="P55"><text:tab/><text:tab/><text:tab/><text:tab/>字段名称_<text:span text:style-name="T34">16</text:span>:审批人</text:p>
      <text:p text:style-name="P55"><text:tab/><text:tab/><text:tab/><text:tab/>字段名称_<text:span text:style-name="T34">17</text:span>:审批时间</text:p>
      <text:p text:style-name="P55"><text:tab/><text:tab/><text:tab/><text:tab/>字段名称_<text:span text:style-name="T13">18</text:span>:审批意见</text:p>
      <text:p text:style-name="P45"><text:s text:c="8"/></text:p>
      <text:p text:style-name="P45"><text:tab/><text:tab/><text:tab/></text:p>
      <text:p text:style-name="P107"><text:tab/><text:tab/><text:tab/>功能名字_<text:span text:style-name="T84">2</text:span>:删除 <text:s/>功能类型:<text:span text:style-name="T84">moneyexitapplywrongrecord/v1/delete/{id}</text:span></text:p>
      <text:p text:style-name="P107"><text:tab/><text:tab/></text:p>
      <text:p text:style-name="P108"><text:tab/><text:tab/><text:span text:style-name="T39">导航名_</text:span><text:span text:style-name="T46">2</text:span><text:span text:style-name="T39">:资金退出申请记录表</text:span></text:p>
      <text:p text:style-name="P109"><text:tab/><text:tab/><text:tab/>功能名字_1:列表 <text:s/>功能类型:网格 (有网格/树形/编辑可选)<text:span text:style-name="T85">moneyexitapplyconfirmed/v1/list</text:span></text:p>
      <text:p text:style-name="P108"><text:tab/><text:tab/><text:tab/><text:tab/>字段名称_<text:span text:style-name="T1">1</text:span>:投资人 </text:p>
      <text:p text:style-name="P108"><text:tab/><text:tab/><text:tab/><text:tab/>字段名称_<text:span text:style-name="T13">2</text:span>:协议投资金额 <text:s text:c="3"/></text:p>
      <text:p text:style-name="P108"><text:tab/><text:tab/><text:tab/><text:tab/>字段名称_<text:span text:style-name="T13">3</text:span>:累计投资金额 </text:p>
      <text:p text:style-name="P108"><text:tab/><text:tab/><text:tab/><text:tab/>字段名称_<text:span text:style-name="T13">4</text:span>:投资方式</text:p>
      <text:p text:style-name="P108"><text:tab/><text:tab/><text:tab/><text:tab/>字段名称_<text:span text:style-name="T13">5</text:span>:投资项目 <text:s text:c="3"/></text:p>
      <text:p text:style-name="P108"><text:tab/><text:tab/><text:tab/><text:tab/>字段名称_<text:span text:style-name="T13">6</text:span>:开工时间</text:p>
      <text:p text:style-name="P108"><text:tab/><text:tab/><text:tab/><text:tab/>字段名称_<text:span text:style-name="T13">7</text:span>:完工时间</text:p>
      <text:p text:style-name="P108"><text:tab/><text:tab/><text:tab/><text:tab/>字段名称_<text:span text:style-name="T13">8</text:span>:项目进度 <text:s/></text:p>
      <text:p text:style-name="P108"><text:tab/><text:tab/><text:tab/><text:tab/>字段名称_<text:span text:style-name="T13">9</text:span>:结算进度</text:p>
      <text:p text:style-name="P108"><text:soft-page-break/><text:tab/><text:tab/><text:tab/><text:tab/>字段名称_<text:span text:style-name="T13">10</text:span>:预计到账时间</text:p>
      <text:p text:style-name="P108"><text:tab/><text:tab/><text:tab/><text:tab/>字段名称_<text:span text:style-name="T34">11</text:span>:退出时间</text:p>
      <text:p text:style-name="P108"><text:tab/><text:tab/><text:tab/><text:tab/>字段名称_<text:span text:style-name="T34">12</text:span>:退出利率</text:p>
      <text:p text:style-name="P108"><text:tab/><text:tab/><text:tab/><text:tab/>字段名称_<text:span text:style-name="T34">13</text:span>:退出金额</text:p>
      <text:p text:style-name="P108"><text:tab/><text:tab/><text:tab/><text:tab/>字段名称_<text:span text:style-name="T34">14</text:span>:剩余金额<text:span text:style-name="T35">（累计投资金额-退出金额）</text:span></text:p>
      <text:p text:style-name="P108"><text:tab/><text:tab/><text:tab/><text:tab/>字段名称_<text:span text:style-name="T34">15</text:span>:退出利息</text:p>
      <text:p text:style-name="P108"><text:tab/><text:tab/><text:tab/><text:tab/>字段名称_<text:span text:style-name="T34">16</text:span>:审批人</text:p>
      <text:p text:style-name="P108"><text:tab/><text:tab/><text:tab/><text:tab/>字段名称_<text:span text:style-name="T34">17</text:span>:审批时间</text:p>
      <text:p text:style-name="P108"><text:tab/><text:tab/><text:tab/><text:tab/>字段名称_<text:span text:style-name="T13">18</text:span>:审批意见</text:p>
      <text:p text:style-name="P108"><text:s text:c="8"/></text:p>
      <text:p text:style-name="P108"><text:tab/><text:tab/><text:tab/></text:p>
      <text:p text:style-name="P109"><text:tab/><text:tab/><text:tab/>功能名字_<text:span text:style-name="T84">2</text:span>:删除 <text:s/>功能类型:<text:span text:style-name="T85">moneyexitapplyconfirmed/v1/delete/{id}</text:span></text:p>
      <text:p text:style-name="P108"/>
      <text:p text:style-name="P40"/>
      <text:p text:style-name="P40"/>
      <text:p text:style-name="P52"><text:tab/><text:span text:style-name="T16">导航下拉名_</text:span><text:span text:style-name="T18">5</text:span><text:span text:style-name="T17">:客户信息管理</text:span></text:p>
      <text:p text:style-name="P46"><text:tab/><text:tab/><text:span text:style-name="T39">导航名_</text:span><text:span text:style-name="T47">1</text:span><text:span text:style-name="T39">:客户信息</text:span></text:p>
      <text:p text:style-name="P110"><text:tab/><text:tab/><text:tab/>功能名字_1:列表 <text:s/>功能类型:网格 (有网格/树形/编辑可选)<text:span text:style-name="T86">customerinfo/v1/list</text:span></text:p>
      <text:p text:style-name="P46"><text:tab/><text:tab/><text:tab/><text:tab/>字段名称_<text:span text:style-name="T1">1</text:span>:姓名</text:p>
      <text:p text:style-name="P46"><text:tab/><text:tab/><text:tab/><text:tab/>字段名称_<text:span text:style-name="T13">2</text:span>:年龄 <text:s text:c="4"/></text:p>
      <text:p text:style-name="P46"><text:tab/><text:tab/><text:tab/><text:tab/>字段名称_<text:span text:style-name="T13">3</text:span>:性别 </text:p>
      <text:p text:style-name="P46"><text:tab/><text:tab/><text:tab/><text:tab/>字段名称_<text:span text:style-name="T13">4</text:span>:籍贯</text:p>
      <text:p text:style-name="P46"><text:tab/><text:tab/><text:tab/><text:tab/>字段名称_<text:span text:style-name="T13">5</text:span>:身份证号 <text:s text:c="3"/></text:p>
      <text:p text:style-name="P46"><text:tab/><text:tab/><text:tab/><text:tab/>字段名称_<text:span text:style-name="T13">6</text:span>:联系方式 <text:s text:c="4"/></text:p>
      <text:p text:style-name="P46"><text:tab/><text:tab/><text:tab/><text:tab/>字段名称_<text:span text:style-name="T13">7</text:span>:邮箱</text:p>
      <text:p text:style-name="P46"><text:tab/><text:tab/><text:tab/><text:tab/>字段名称_<text:span text:style-name="T13">8</text:span>:地址 </text:p>
      <text:p text:style-name="P46"><text:tab/><text:tab/><text:tab/><text:tab/>字段名称_<text:span text:style-name="T13">9</text:span>:其他</text:p>
      <text:p text:style-name="P46"><text:tab/><text:tab/><text:tab/><text:tab/>字段名称_<text:span text:style-name="T13">10</text:span>:银行开户名</text:p>
      <text:p text:style-name="P47"><text:tab/><text:tab/><text:tab/><text:tab/>字段名称_<text:span text:style-name="T33">11</text:span>:银行卡号</text:p>
      <text:p text:style-name="P47"><text:tab/><text:tab/><text:tab/><text:tab/>字段名称_<text:span text:style-name="T33">12</text:span>:银行开户行</text:p>
      <text:p text:style-name="P47"><text:tab/><text:tab/><text:tab/><text:tab/></text:p>
      <text:p text:style-name="P46"><text:s text:c="8"/></text:p>
      <text:p text:style-name="P110"><text:tab/><text:tab/><text:tab/>功能名字_<text:span text:style-name="T7">2</text:span>:添加 <text:s/>功能类型:编辑 (有网格/树形/编辑可选)<text:span text:style-name="T86">customerinfo/v1/add</text:span></text:p>
      <text:p text:style-name="P48"><text:tab/><text:tab/><text:tab/><text:tab/>字段名称_<text:span text:style-name="T1">1</text:span>:姓名 <text:s text:c="8"/><text:span text:style-name="T3">标签类型:文本框 必填</text:span></text:p>
      <text:p text:style-name="P48"><text:tab/><text:tab/><text:tab/><text:tab/>字段名称_<text:span text:style-name="T13">2</text:span>:年龄 <text:s text:c="8"/><text:span text:style-name="T3">标签类型:数值框 必填</text:span></text:p>
      <text:p text:style-name="P48"><text:tab/><text:tab/><text:tab/><text:tab/>字段名称_<text:span text:style-name="T13">3</text:span>:性别 <text:s text:c="8"/><text:span text:style-name="T3">标签类型:下拉框（男/女） 必填</text:span></text:p>
      <text:p text:style-name="P48"><text:tab/><text:tab/><text:tab/><text:tab/>字段名称_<text:span text:style-name="T13">4</text:span>:籍贯 <text:s text:c="8"/><text:span text:style-name="T3">标签类型:文本框 必填</text:span></text:p>
      <text:p text:style-name="P48"><text:tab/><text:tab/><text:tab/><text:tab/>字段名称_<text:span text:style-name="T13">5</text:span>:身份证号 <text:s text:c="5"/><text:span text:style-name="T3">标签类型:文本框 必填</text:span></text:p>
      <text:p text:style-name="P48"><text:tab/><text:tab/><text:tab/><text:tab/>字段名称_<text:span text:style-name="T13">6</text:span>:联系方式 <text:s text:c="5"/><text:span text:style-name="T3">标签类型:文本框 必填</text:span></text:p>
      <text:p text:style-name="P48"><text:tab/><text:tab/><text:tab/><text:tab/>字段名称_<text:span text:style-name="T13">7</text:span>:邮箱 <text:s text:c="8"/><text:span text:style-name="T3">标签类型:文本框 必填</text:span></text:p>
      <text:p text:style-name="P48"><text:tab/><text:tab/><text:tab/><text:tab/>字段名称_<text:span text:style-name="T13">8</text:span>:地址 <text:s text:c="9"/><text:span text:style-name="T3">标签类型:文本框 必填</text:span></text:p>
      <text:p text:style-name="P48"><text:tab/><text:tab/><text:tab/><text:tab/>字段名称_<text:span text:style-name="T13">9</text:span>:其他 <text:s text:c="9"/><text:span text:style-name="T3">标签类型:文本框 必填</text:span></text:p>
      <text:p text:style-name="P48"><text:tab/><text:tab/><text:tab/><text:tab/>字段名称_<text:span text:style-name="T13">10</text:span>:银行开户名 <text:s text:c="3"/><text:span text:style-name="T3">标签类型:文本框 必填</text:span></text:p>
      <text:p text:style-name="P48"><text:tab/><text:tab/><text:tab/><text:tab/>字段名称_<text:span text:style-name="T33">11</text:span>:银行卡号 <text:s text:c="5"/><text:span text:style-name="T3">标签类型:文本框 必填</text:span></text:p>
      <text:p text:style-name="P48"><text:tab/><text:tab/><text:tab/><text:tab/>字段名称_<text:span text:style-name="T33">12</text:span>:银行开户行 <text:s text:c="4"/><text:span text:style-name="T3">标签类型:文本框 必填</text:span></text:p>
      <text:p text:style-name="P46"><text:tab/><text:tab/><text:tab/></text:p>
      <text:p text:style-name="P46"/>
      <text:p text:style-name="P110"><text:tab/><text:tab/><text:tab/>功能名字_<text:span text:style-name="T7">3</text:span>:编辑 <text:s/>功能类型:编辑 (有网格/树形/编辑可选)<text:span text:style-name="T86">customerinfo/v1/edit</text:span></text:p>
      <text:p text:style-name="P49"><text:tab/><text:tab/><text:tab/><text:tab/>字段名称_<text:span text:style-name="T1">1</text:span>:姓名 <text:s text:c="8"/><text:span text:style-name="T3">标签类型:文本框 必填</text:span></text:p>
      <text:p text:style-name="P49"><text:tab/><text:tab/><text:tab/><text:tab/>字段名称_<text:span text:style-name="T13">2</text:span>:年龄 <text:s text:c="8"/><text:span text:style-name="T3">标签类型:数值框 必填</text:span></text:p>
      <text:p text:style-name="P49"><text:tab/><text:tab/><text:tab/><text:tab/>字段名称_<text:span text:style-name="T13">3</text:span>:性别 <text:s text:c="8"/><text:span text:style-name="T3">标签类型:下拉框（男/女） 必填</text:span></text:p>
      <text:p text:style-name="P49"><text:tab/><text:tab/><text:tab/><text:tab/>字段名称_<text:span text:style-name="T13">4</text:span>:籍贯 <text:s text:c="8"/><text:span text:style-name="T3">标签类型:文本框 必填</text:span></text:p>
      <text:p text:style-name="P49"><text:tab/><text:tab/><text:tab/><text:tab/>字段名称_<text:span text:style-name="T13">5</text:span>:身份证号 <text:s text:c="5"/><text:span text:style-name="T3">标签类型:文本框 必填</text:span></text:p>
      <text:p text:style-name="P49"><text:tab/><text:tab/><text:tab/><text:tab/>字段名称_<text:span text:style-name="T13">6</text:span>:联系方式 <text:s text:c="5"/><text:span text:style-name="T3">标签类型:文本框 必填</text:span></text:p>
      <text:p text:style-name="P49"><text:tab/><text:tab/><text:tab/><text:tab/>字段名称_<text:span text:style-name="T13">7</text:span>:邮箱 <text:s text:c="8"/><text:span text:style-name="T3">标签类型:文本框 必填</text:span></text:p>
      <text:p text:style-name="P49"><text:tab/><text:tab/><text:tab/><text:tab/>字段名称_<text:span text:style-name="T13">8</text:span>:地址 <text:s text:c="9"/><text:span text:style-name="T3">标签类型:文本框 必填</text:span></text:p>
      <text:p text:style-name="P49"><text:tab/><text:tab/><text:tab/><text:tab/>字段名称_<text:span text:style-name="T13">9</text:span>:其他 <text:s text:c="9"/><text:span text:style-name="T3">标签类型:文本框 必填</text:span></text:p>
      <text:p text:style-name="P49"><text:tab/><text:tab/><text:tab/><text:tab/>字段名称_<text:span text:style-name="T13">10</text:span>:银行开户名 <text:s text:c="3"/><text:span text:style-name="T3">标签类型:文本框 必填</text:span></text:p>
      <text:p text:style-name="P49"><text:tab/><text:tab/><text:tab/><text:tab/>字段名称_<text:span text:style-name="T33">11</text:span>:银行卡号 <text:s text:c="5"/><text:span text:style-name="T3">标签类型:文本框 必填</text:span></text:p>
      <text:p text:style-name="P49"><text:tab/><text:tab/><text:tab/><text:tab/>字段名称_<text:span text:style-name="T33">12</text:span>:银行开户行 <text:s text:c="4"/><text:span text:style-name="T3">标签类型:文本框 必填</text:span></text:p>
      <text:p text:style-name="P46"><text:soft-page-break/><text:tab/><text:tab/><text:tab/></text:p>
      <text:p text:style-name="P110"><text:tab/><text:tab/><text:tab/>功能名字_<text:span text:style-name="T2">4</text:span>:删除 <text:s/>功能类型:删除<text:span text:style-name="T86">customerinfo/v1/delete/{id}</text:span></text:p>
      <text:p text:style-name="P46"/>
      <text:p text:style-name="P46"><text:tab/><text:tab/><text:span text:style-name="T39">导航名_</text:span><text:span text:style-name="T47">2</text:span><text:span text:style-name="T39">:客户信息汇总</text:span></text:p>
      <text:p text:style-name="P110"><text:tab/><text:tab/><text:tab/>功能名字_1:列表 <text:s/>功能类型:网格 (有网格/树形/编辑可选)<text:span text:style-name="T86">customerinfocollect/v1/collect</text:span></text:p>
      <text:p text:style-name="P46"><text:tab/><text:tab/><text:tab/><text:tab/><text:bookmark-start text:name="__DdeLink__2892_212531229"/>字段名称_<text:span text:style-name="T1">1</text:span>:姓名</text:p>
      <text:p text:style-name="P46"><text:tab/><text:tab/><text:tab/><text:tab/>字段名称_<text:span text:style-name="T13">2</text:span>:资金进入方式 <text:s text:c="4"/></text:p>
      <text:p text:style-name="P46"><text:tab/><text:tab/><text:tab/><text:tab/>字段名称_<text:span text:style-name="T13">3</text:span>:资金进入时间 </text:p>
      <text:p text:style-name="P46"><text:tab/><text:tab/><text:tab/><text:tab/>字段名称_<text:span text:style-name="T13">4</text:span>:进入金额</text:p>
      <text:p text:style-name="P46"><text:tab/><text:tab/><text:tab/><text:tab/>字段名称_<text:span text:style-name="T13">5</text:span>:投资项目 <text:s text:c="3"/></text:p>
      <text:p text:style-name="P46"><text:tab/><text:tab/><text:tab/><text:tab/>字段名称_<text:span text:style-name="T13">6</text:span>:投资总额</text:p>
      <text:p text:style-name="P76"><text:span text:style-name="T55"><text:tab/><text:tab/><text:tab/><text:tab/>字段名称_</text:span><text:span text:style-name="T56">7</text:span><text:span text:style-name="T55">:投资占比</text:span><text:span text:style-name="T54">(%)</text:span><text:span text:style-name="T55"> </text:span></text:p>
      <text:p text:style-name="P46"><text:tab/><text:tab/><text:tab/><text:tab/>字段名称_<text:span text:style-name="T13">8</text:span>:资金退出时间 <text:s/></text:p>
      <text:p text:style-name="P46"><text:tab/><text:tab/><text:tab/><text:tab/>字段名称_<text:span text:style-name="T13">9</text:span>:退出金额</text:p>
      <text:p text:style-name="P46"><text:tab/><text:tab/><text:tab/><text:tab/>字段名称_<text:span text:style-name="T13">10</text:span>:退出利息</text:p>
      <text:p text:style-name="P50"><text:tab/><text:tab/><text:tab/><text:tab/>字段名称_<text:span text:style-name="T13">11</text:span>:被转让人</text:p>
      <text:p text:style-name="P50"><text:tab/><text:tab/><text:tab/><text:tab/>字段名称_<text:span text:style-name="T13">12</text:span>:转让金额</text:p>
      <text:p text:style-name="P50"><text:tab/><text:tab/><text:tab/><text:tab/>字段名称_<text:span text:style-name="T13">13</text:span>:收益分配时间</text:p>
      <text:p text:style-name="P50"><text:tab/><text:tab/><text:tab/><text:tab/>字段名称_<text:span text:style-name="T13">14</text:span>:分配利率</text:p>
      <text:p text:style-name="P50"><text:tab/><text:tab/><text:tab/><text:tab/>字段名称_<text:span text:style-name="T13">15</text:span>:分配额<text:bookmark-end text:name="__DdeLink__2892_212531229"/></text:p>
      <text:p text:style-name="P46"><text:s text:c="8"/></text:p>
      <text:p text:style-name="P46"><text:tab/><text:tab/><text:tab/></text:p>
      <text:p text:style-name="P2"/>
      <text:p text:style-name="P2"><text:tab/><text:tab/><text:tab/></text:p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42:43.189931127</meta:creation-date>
    <dc:date>2017-08-07T14:51:03.252772891</dc:date>
    <meta:editing-duration>P2DT10H44M44S</meta:editing-duration>
    <meta:editing-cycles>234</meta:editing-cycles>
    <meta:generator>LibreOffice/5.2.6.1$Linux_X86_64 LibreOffice_project/20$Build-1</meta:generator>
    <meta:document-statistic meta:table-count="0" meta:image-count="0" meta:object-count="0" meta:page-count="12" meta:paragraph-count="625" meta:word-count="8673" meta:character-count="16768" meta:non-whitespace-character-count="12063"/>
  </office:meta>
</office:document-meta>
</file>